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createTimeTable.xml" manifest:media-type="text/xml"/>
  <manifest:file-entry manifest:full-path="Basic/Standard/script-lb.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JP" svg:font-family="'Noto Sans CJK JP'"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0.607cm"/>
    </style:style>
    <style:style style:name="co2" style:family="table-column">
      <style:table-column-properties fo:break-before="auto" style:column-width="3.02cm"/>
    </style:style>
    <style:style style:name="co3" style:family="table-column">
      <style:table-column-properties fo:break-before="auto" style:column-width="3.515cm"/>
    </style:style>
    <style:style style:name="co4" style:family="table-column">
      <style:table-column-properties fo:break-before="auto" style:column-width="3.567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52cm" fo:break-before="auto" style:use-optimal-row-height="true"/>
    </style:style>
    <style:style style:name="ro3" style:family="table-row">
      <style:table-row-properties style:row-height="1.789cm" fo:break-before="auto" style:use-optimal-row-height="false"/>
    </style:style>
    <style:style style:name="ta1" style:family="table" style:master-page-name="Default">
      <style:table-properties table:display="true" style:writing-mode="lr-tb"/>
    </style:style>
    <number:date-style style:name="N33">
      <number:month/>
      <number:text>月</number:text>
      <number:day/>
      <number:text>日</number:text>
    </number:date-style>
    <number:date-style style:name="N49">
      <number:year number:style="long"/>
      <number:text>-</number:text>
      <number:month number:style="long"/>
      <number:text>-</number:text>
      <number:day number:style="long"/>
    </number:date-style>
    <style:style style:name="ce1" style:family="table-cell" style:parent-style-name="Default">
      <style:text-properties fo:font-weight="bold" style:font-weight-asian="bold" style:font-weight-complex="bold"/>
    </style:style>
    <style:style style:name="ce2" style:family="table-cell" style:parent-style-name="Default" style:data-style-name="N33">
      <style:text-properties fo:color="#6666ff" fo:font-weight="bold" style:font-weight-asian="bold" style:font-weight-complex="bold"/>
    </style:style>
    <style:style style:name="ce3" style:family="table-cell" style:parent-style-name="Default" style:data-style-name="N33">
      <style:text-properties fo:color="#ff3333" fo:font-weight="bold" style:font-weight-asian="bold" style:font-weight-complex="bold"/>
    </style:style>
    <style:style style:name="ce17" style:family="table-cell" style:parent-style-name="Default">
      <style:table-cell-properties style:vertical-align="middle"/>
      <style:text-properties fo:color="#6666ff" style:font-name="Liberation Sans" fo:font-weight="bold" style:font-name-asian="TakaoPGothic" style:font-weight-asian="bold" style:font-name-complex="TakaoPGothic" style:font-weight-complex="bold"/>
    </style:style>
    <style:style style:name="ce18" style:family="table-cell" style:parent-style-name="Default">
      <style:table-cell-properties style:vertical-align="middle"/>
      <style:text-properties fo:color="#ff0000" style:font-name="Liberation Sans" fo:font-weight="bold" style:font-name-asian="TakaoPGothic" style:font-weight-asian="bold" style:font-name-complex="TakaoPGothic" style:font-weight-complex="bold"/>
    </style:style>
    <style:style style:name="ce19" style:family="table-cell" style:parent-style-name="Default">
      <style:text-properties fo:font-weight="bold" style:font-name-asian="Noto Sans CJK JP" style:font-weight-asian="bold" style:font-name-complex="Lohit Devanagari" style:font-weight-complex="bold"/>
    </style:style>
    <style:style style:name="ce20" style:family="table-cell" style:parent-style-name="Default" style:data-style-name="N33">
      <style:table-cell-properties style:vertical-align="top"/>
      <style:text-properties style:font-name="Liberation Sans" fo:font-weight="normal" style:font-name-asian="TakaoPGothic" style:font-weight-asian="normal" style:font-name-complex="TakaoPGothic" style:font-weight-complex="normal"/>
    </style:style>
    <style:style style:name="ce21" style:family="table-cell" style:parent-style-name="Default">
      <style:table-cell-properties style:vertical-align="top"/>
      <style:text-properties style:font-name="Liberation Sans" fo:font-weight="normal" style:font-name-asian="TakaoPGothic" style:font-weight-asian="normal" style:font-name-complex="TakaoPGothic" style:font-weight-complex="normal"/>
    </style:style>
    <style:style style:name="ce8" style:family="table-cell" style:parent-style-name="Default">
      <style:table-cell-properties fo:background-color="#ffff00" style:text-align-source="fix" style:repeat-content="false"/>
      <style:paragraph-properties fo:text-align="end" fo:margin-left="0cm"/>
      <style:text-properties fo:font-weight="bold" style:font-weight-asian="bold" style:font-weight-complex="bold"/>
    </style:style>
    <style:style style:name="ce9" style:family="table-cell" style:parent-style-name="Default">
      <style:table-cell-properties fo:border-bottom="0.74pt solid #000000" fo:background-color="#ffff00" style:text-align-source="fix" style:repeat-content="false" fo:border-left="none" fo:border-right="none" fo:border-top="none"/>
      <style:paragraph-properties fo:text-align="end" fo:margin-left="0cm"/>
      <style:text-properties fo:font-weight="bold" style:font-weight-asian="bold" style:font-weight-complex="bold"/>
    </style:style>
    <style:style style:name="ce10" style:family="table-cell" style:parent-style-name="Default" style:data-style-name="N49">
      <style:table-cell-properties fo:border-bottom="none" fo:background-color="#ffff00" style:text-align-source="fix" style:repeat-content="false" fo:border-left="none" fo:border-right="none" fo:border-top="0.74pt solid #000000"/>
      <style:paragraph-properties fo:text-align="end" fo:margin-left="0cm"/>
      <style:text-properties fo:font-weight="bold" style:font-weight-asian="bold" style:font-weight-complex="bold"/>
    </style:style>
    <style:style style:name="ce11" style:family="table-cell" style:parent-style-name="Default" style:data-style-name="N49"/>
    <style:style style:name="ce12" style:family="table-cell" style:parent-style-name="Default" style:data-style-name="N33"/>
    <style:style style:name="ce13" style:family="table-cell" style:parent-style-name="Default">
      <style:table-cell-properties fo:background-color="#ffff00" style:text-align-source="fix" style:repeat-content="false"/>
      <style:paragraph-properties fo:text-align="start" fo:margin-left="0cm"/>
      <style:text-properties fo:font-weight="bold" style:font-weight-asian="bold" style:font-weight-complex="bold"/>
    </style:style>
    <style:style style:name="ce14" style:family="table-cell" style:parent-style-name="Default">
      <style:table-cell-properties fo:background-color="#ffff00" style:text-align-source="fix" style:repeat-content="false" fo:border="0.74pt solid #000000"/>
      <style:paragraph-properties fo:text-align="center" fo:margin-left="0cm"/>
    </style:style>
    <style:style style:name="ce7" style:family="table-cell" style:parent-style-name="Default">
      <style:table-cell-properties style:vertical-align="top"/>
      <style:text-properties fo:font-weight="normal" style:font-weight-asian="normal" style:font-weight-complex="normal"/>
    </style:style>
    <style:style style:name="ce6" style:family="table-cell" style:parent-style-name="Default" style:data-style-name="N33">
      <style:table-cell-properties style:vertical-align="top"/>
      <style:text-properties fo:font-weight="normal" style:font-weight-asian="normal" style:font-weight-complex="normal"/>
    </style:style>
    <style:style style:name="P1" style:family="paragraph">
      <style:paragraph-properties fo:text-align="center"/>
    </style:style>
  </office:automatic-styles>
  <office:body>
    <office:spreadsheet>
      <table:calculation-settings table:automatic-find-labels="false"/>
      <table:table table:name="時間割"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Push Button 1" form:control-implementation="ooo:com.sun.star.form.component.CommandButton" xml:id="control1" form:id="control1" form:label="自動割振実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reateTimeTable.Main?language=Basic&amp;location=document" xlink:type="simple"/>
              </office:event-listeners>
            </form:button>
          </form:form>
        </office:forms>
        <table:table-column table:style-name="co1" table:number-columns-repeated="2" table:default-cell-style-name="Default"/>
        <table:table-column table:style-name="co2" table:default-cell-style-name="ce1"/>
        <table:table-column table:style-name="co3" table:number-columns-repeated="18" table:default-cell-style-name="Default"/>
        <table:table-column table:style-name="co4" table:number-columns-repeated="7" table:default-cell-style-name="Default"/>
        <table:table-column table:style-name="co5" table:number-columns-repeated="975" table:default-cell-style-name="Default"/>
        <table:table-row table:style-name="ro1">
          <table:table-cell table:number-columns-repeated="1003"/>
        </table:table-row>
        <table:table-row table:style-name="ro2">
          <table:table-cell table:style-name="ce1" table:number-columns-repeated="2"/>
          <table:table-cell/>
          <table:table-cell table:style-name="ce19" office:value-type="string" calcext:value-type="string">
            <text:p>普通・個別教室1</text:p>
          </table:table-cell>
          <table:table-cell table:style-name="ce19" office:value-type="string" calcext:value-type="string">
            <text:p>普通・個別教室2</text:p>
          </table:table-cell>
          <table:table-cell table:style-name="ce19" office:value-type="string" calcext:value-type="string">
            <text:p>普通・個別教室3</text:p>
          </table:table-cell>
          <table:table-cell table:style-name="ce19" office:value-type="string" calcext:value-type="string">
            <text:p>普通・個別教室4</text:p>
          </table:table-cell>
          <table:table-cell table:style-name="ce19" office:value-type="string" calcext:value-type="string">
            <text:p>普通・個別教室5</text:p>
          </table:table-cell>
          <table:table-cell table:style-name="ce19" office:value-type="string" calcext:value-type="string">
            <text:p>普通・個別教室6</text:p>
          </table:table-cell>
          <table:table-cell table:style-name="ce19" office:value-type="string" calcext:value-type="string">
            <text:p>普通・個別教室7</text:p>
          </table:table-cell>
          <table:table-cell table:style-name="ce19" office:value-type="string" calcext:value-type="string">
            <text:p>普通・個別教室8</text:p>
          </table:table-cell>
          <table:table-cell table:style-name="ce19" office:value-type="string" calcext:value-type="string">
            <text:p>普通・個別教室9</text:p>
          </table:table-cell>
          <table:table-cell table:style-name="ce19" office:value-type="string" calcext:value-type="string">
            <text:p>普通・個別教室10</text:p>
          </table:table-cell>
          <table:table-cell table:style-name="ce19" office:value-type="string" calcext:value-type="string">
            <text:p>普通・個別教室11</text:p>
          </table:table-cell>
          <table:table-cell table:style-name="ce19" office:value-type="string" calcext:value-type="string">
            <text:p>普通・個別教室12</text:p>
          </table:table-cell>
          <table:table-cell table:style-name="ce19" office:value-type="string" calcext:value-type="string">
            <text:p>普通・個別教室13</text:p>
          </table:table-cell>
          <table:table-cell table:style-name="ce19" office:value-type="string" calcext:value-type="string">
            <text:p>普通・個別教室14</text:p>
          </table:table-cell>
          <table:table-cell table:style-name="ce19" office:value-type="string" calcext:value-type="string">
            <text:p>普通・個別教室15</text:p>
          </table:table-cell>
          <table:table-cell table:style-name="ce19" office:value-type="string" calcext:value-type="string">
            <text:p>普通・個別教室16</text:p>
          </table:table-cell>
          <table:table-cell table:style-name="ce19" office:value-type="string" calcext:value-type="string">
            <text:p>普通・個別教室17</text:p>
          </table:table-cell>
          <table:table-cell table:style-name="ce19" office:value-type="string" calcext:value-type="string">
            <text:p>普通・個別教室18</text:p>
          </table:table-cell>
          <table:table-cell table:style-name="ce19" office:value-type="string" calcext:value-type="string">
            <text:p>特別教室【書道教室】</text:p>
          </table:table-cell>
          <table:table-cell table:style-name="ce19" office:value-type="string" calcext:value-type="string">
            <text:p>特別教室【食物教室】</text:p>
          </table:table-cell>
          <table:table-cell table:style-name="ce19" office:value-type="string" calcext:value-type="string">
            <text:p>特別教室【被服教室】</text:p>
          </table:table-cell>
          <table:table-cell table:style-name="ce19" office:value-type="string" calcext:value-type="string">
            <text:p>特別教室【家庭科総合実習室】</text:p>
          </table:table-cell>
          <table:table-cell table:style-name="ce19" office:value-type="string" calcext:value-type="string">
            <text:p>特別教室【音楽教室】</text:p>
          </table:table-cell>
          <table:table-cell table:style-name="ce19" office:value-type="string" calcext:value-type="string">
            <text:p>特別教室【商業教室】</text:p>
          </table:table-cell>
          <table:table-cell table:style-name="ce19" office:value-type="string" calcext:value-type="string">
            <text:p>特別教室【美術教室】</text:p>
          </table:table-cell>
          <table:table-cell table:style-name="ce1" table:number-columns-repeated="975"/>
        </table:table-row>
        <table:table-row table:style-name="ro3">
          <table:table-cell/>
          <table:table-cell table:style-name="ce2"/>
          <table:table-cell table:style-name="ce17" office:value-type="string" calcext:value-type="string">
            <text:p>８月６日（土）1限目</text:p>
          </table:table-cell>
          <table:table-cell table:style-name="ce20" office:value-type="string" calcext:value-type="string">
            <text:p>子どもの地頭とやる気を伸ばす方法</text:p>
            <text:p>英語の hiroko先生</text:p>
            <text:p>プロジェクター</text:p>
          </table:table-cell>
          <table:table-cell table:style-name="ce21" office:value-type="string" calcext:value-type="string">
            <text:p> 今日仕事休みですか?から考える男性育休</text:p>
            <text:p>勝部尚樹</text:p>
            <text:p>プロジェクター</text:p>
          </table:table-cell>
          <table:table-cell table:style-name="ce21" office:value-type="string" calcext:value-type="string">
            <text:p>少年問題。心の癒しから考える。</text:p>
            <text:p>矢木 孝</text:p>
            <text:p/>
          </table:table-cell>
          <table:table-cell table:style-name="ce21" office:value-type="string" calcext:value-type="string">
            <text:p>#MARUの絵本～サマセミ編～</text:p>
            <text:p>エンクミサ</text:p>
            <text:p/>
          </table:table-cell>
          <table:table-cell table:style-name="ce21" office:value-type="string" calcext:value-type="string">
            <text:p>親鸞聖人が出遇った生きて行く道</text:p>
            <text:p>波多正文</text:p>
            <text:p/>
          </table:table-cell>
          <table:table-cell table:style-name="ce6" office:value-type="string" calcext:value-type="string">
            <text:p>阪神水道企業団って?</text:p>
            <text:p>阪神水道企業団</text:p>
            <text:p>プロジェクター</text:p>
          </table:table-cell>
          <table:table-cell table:style-name="ce6" office:value-type="string" calcext:value-type="string">
            <text:p>笑顔講座 マスクを着けて顔体操!</text:p>
            <text:p>樋口 まり</text:p>
            <text:p>プロジェクター</text:p>
          </table:table-cell>
          <table:table-cell table:style-name="ce6" office:value-type="string" calcext:value-type="string">
            <text:p>「森の会議」サマセミ出張版</text:p>
            <text:p>森の会議メンバー</text:p>
            <text:p/>
          </table:table-cell>
          <table:table-cell table:style-name="ce6" office:value-type="string" calcext:value-type="string">
            <text:p>関西発の頭トレ!しゃれボケ体験してみよう</text:p>
            <text:p>阿部 義之</text:p>
            <text:p>プロジェクター</text:p>
          </table:table-cell>
          <table:table-cell table:style-name="ce6" office:value-type="string" calcext:value-type="string">
            <text:p>僕が歌を好きな理由&amp;軽い歌のレッスン♪</text:p>
            <text:p>和、(かず)</text:p>
            <text:p/>
          </table:table-cell>
          <table:table-cell table:style-name="ce6" office:value-type="string" calcext:value-type="string">
            <text:p>マヤ暦ってなに?～本来の自分を知るツール</text:p>
            <text:p>心空 (ここぞら)  のりぃ</text:p>
            <text:p/>
          </table:table-cell>
          <table:table-cell table:style-name="ce6" office:value-type="string" calcext:value-type="string">
            <text:p>ママ起業応援!インスタ集客始めよう</text:p>
            <text:p>山岡美穂</text:p>
            <text:p/>
          </table:table-cell>
          <table:table-cell table:style-name="ce6" office:value-type="string" calcext:value-type="string">
            <text:p>エコなガラスびんで工作をしよう!</text:p>
            <text:p>環境室・CSR推進室</text:p>
            <text:p>プロジェクター</text:p>
          </table:table-cell>
          <table:table-cell table:style-name="ce6" office:value-type="string" calcext:value-type="string">
            <text:p>みんな違ってみんないい?</text:p>
            <text:p>岡本けいこ</text:p>
            <text:p>プロジェクター</text:p>
          </table:table-cell>
          <table:table-cell table:style-name="ce6" office:value-type="string" calcext:value-type="string">
            <text:p>スケボー基礎</text:p>
            <text:p>吉金潤一郎</text:p>
            <text:p>プロジェクター</text:p>
          </table:table-cell>
          <table:table-cell table:style-name="ce6" office:value-type="string" calcext:value-type="string">
            <text:p>細かすぎて伝わらないかも?南部再生の魅力</text:p>
            <text:p>勝手に南部再生を語る会井口 高瀬  森本</text:p>
            <text:p>プロジェクター</text:p>
          </table:table-cell>
          <table:table-cell table:style-name="ce6" office:value-type="string" calcext:value-type="string">
            <text:p>忍者の呼吸を体得しよう!</text:p>
            <text:p>忍者名:志夛(した)</text:p>
            <text:p/>
          </table:table-cell>
          <table:table-cell table:style-name="ce6" office:value-type="string" calcext:value-type="string">
            <text:p>やつちやう、歴史学習!</text:p>
            <text:p>加藤学</text:p>
            <text:p/>
          </table:table-cell>
          <table:table-cell office:value-type="string" calcext:value-type="string">
            <text:p>日本語は難しいか</text:p>
            <text:p>下村 透</text:p>
            <text:p/>
          </table:table-cell>
          <table:table-cell office:value-type="string" calcext:value-type="string">
            <text:p>散歩はトイレじゃない！犬と暮らす新常識！</text:p>
            <text:p>あなんちゃん</text:p>
            <text:p>プロジェクター</text:p>
          </table:table-cell>
          <table:table-cell office:value-type="string" calcext:value-type="string">
            <text:p>人生と珈琲</text:p>
            <text:p>菅沼ゆうだい</text:p>
            <text:p>プロジェクター</text:p>
          </table:table-cell>
          <table:table-cell office:value-type="string" calcext:value-type="string">
            <text:p>ビッグボスも知らないハムの世界！</text:p>
            <text:p>宇都佳裕</text:p>
            <text:p>プロジェクター</text:p>
          </table:table-cell>
          <table:table-cell office:value-type="string" calcext:value-type="string">
            <text:p>億万長者は誰だ?!社長になりきってみよう</text:p>
            <text:p>若狭健作</text:p>
            <text:p>プロジェクター</text:p>
          </table:table-cell>
          <table:table-cell office:value-type="string" calcext:value-type="string">
            <text:p>噛む噛むエヴリバディごっくんスルデバラン</text:p>
            <text:p>川端恵里(言語聴覚士)</text:p>
            <text:p>プロジェクター</text:p>
          </table:table-cell>
          <table:table-cell office:value-type="string" calcext:value-type="string">
            <text:p>GOTOで大阪のホテル泊まりまくってみた</text:p>
            <text:p>丸川正吾</text:p>
            <text:p>プロジェクター</text:p>
          </table:table-cell>
          <table:table-cell table:number-columns-repeated="975"/>
        </table:table-row>
        <table:table-row table:style-name="ro3">
          <table:table-cell/>
          <table:table-cell table:style-name="ce2"/>
          <table:table-cell table:style-name="ce17" office:value-type="string" calcext:value-type="string">
            <text:p>８月６日（土）2限目</text:p>
          </table:table-cell>
          <table:table-cell table:style-name="ce20" office:value-type="string" calcext:value-type="string">
            <text:p>お手玉あそび交流会～幼児～高齢者誰でも</text:p>
            <text:p>黒田治子・池邊美保子</text:p>
            <text:p/>
          </table:table-cell>
          <table:table-cell table:style-name="ce21" office:value-type="string" calcext:value-type="string">
            <text:p>怒られた&amp;怒ったことがある小学生集まれ～</text:p>
            <text:p>柏美香</text:p>
            <text:p/>
          </table:table-cell>
          <table:table-cell table:style-name="ce21" office:value-type="string" calcext:value-type="string">
            <text:p>ヒトはどこまで成長できるのか?</text:p>
            <text:p>日野 健太郎</text:p>
            <text:p>プロジェクター</text:p>
          </table:table-cell>
          <table:table-cell table:style-name="ce21" office:value-type="string" calcext:value-type="string">
            <text:p>プラモデルの作り方(金型開発含む)</text:p>
            <text:p>ミヤモト工場長</text:p>
            <text:p>プロジェクター</text:p>
          </table:table-cell>
          <table:table-cell table:style-name="ce21" office:value-type="string" calcext:value-type="string">
            <text:p>初心者でも大丈夫!よさこいみんなで踊ろう</text:p>
            <text:p>樋口明日華・安藤智佳</text:p>
            <text:p/>
          </table:table-cell>
          <table:table-cell table:style-name="ce7" office:value-type="string" calcext:value-type="string">
            <text:p>議員の仕事内容、報酬等を丸裸に！</text:p>
            <text:p>丸尾 牧</text:p>
            <text:p>プロジェクター</text:p>
          </table:table-cell>
          <table:table-cell table:style-name="ce7" office:value-type="string" calcext:value-type="string">
            <text:p>みんなで一緒に公共施設マネジメント’22</text:p>
            <text:p>尼崎市ファシリティマネジメント推進担当</text:p>
            <text:p>プロジェクター</text:p>
          </table:table-cell>
          <table:table-cell table:style-name="ce7" office:value-type="string" calcext:value-type="string">
            <text:p>アラフィフのシンデレラストーリー</text:p>
            <text:p>ミロスコミュニケーター 大井 靖恵</text:p>
            <text:p/>
          </table:table-cell>
          <table:table-cell table:style-name="ce7" office:value-type="string" calcext:value-type="string">
            <text:p>ガラスびんはSDGsの王様!</text:p>
            <text:p>辻 良太</text:p>
            <text:p>プロジェクター</text:p>
          </table:table-cell>
          <table:table-cell table:style-name="ce7" office:value-type="string" calcext:value-type="string">
            <text:p>大学院生が教える「食べる魚の魅力」</text:p>
            <text:p>宝金 実央 関上 瑞</text:p>
            <text:p>プロジェクター</text:p>
          </table:table-cell>
          <table:table-cell table:style-name="ce7" office:value-type="string" calcext:value-type="string">
            <text:p>塾講師です!話、聞かせてください!</text:p>
            <text:p>太田洋平(ととろ)</text:p>
            <text:p>プロジェクター</text:p>
          </table:table-cell>
          <table:table-cell table:style-name="ce7" office:value-type="string" calcext:value-type="string">
            <text:p>小さなサッカークラブの夢への挑戦</text:p>
            <text:p>宮本 泰志</text:p>
            <text:p>プロジェクター</text:p>
          </table:table-cell>
          <table:table-cell table:style-name="ce7" office:value-type="string" calcext:value-type="string">
            <text:p>英語でSTEMアクティビティ</text:p>
            <text:p>萩陽香</text:p>
            <text:p>プロジェクター</text:p>
          </table:table-cell>
          <table:table-cell table:style-name="ce7" office:value-type="string" calcext:value-type="string">
            <text:p>親子で楽しむ大道芸講座</text:p>
            <text:p>大道芸人ミスタータンゴ</text:p>
            <text:p/>
          </table:table-cell>
          <table:table-cell table:style-name="ce7" office:value-type="string" calcext:value-type="string">
            <text:p>変身したら恥ずかしくない!本音で話そう!</text:p>
            <text:p>平尾友佳??つなGirl??OGメンバー</text:p>
            <text:p/>
          </table:table-cell>
          <table:table-cell table:style-name="ce7" office:value-type="string" calcext:value-type="string">
            <text:p>牛乳パックであかりをつくってみよう。</text:p>
            <text:p>めし</text:p>
            <text:p/>
          </table:table-cell>
          <table:table-cell table:style-name="ce7" office:value-type="string" calcext:value-type="string">
            <text:p>東日本大震災、被災地はいま</text:p>
            <text:p>田中房雄</text:p>
            <text:p>プロジェクター</text:p>
          </table:table-cell>
          <table:table-cell table:style-name="ce7" office:value-type="string" calcext:value-type="string">
            <text:p>地域の子どものための場所づくりについて</text:p>
            <text:p>隠れ家『YokA』のスタッフ</text:p>
            <text:p>プロジェクター</text:p>
          </table:table-cell>
          <table:table-cell office:value-type="string" calcext:value-type="string">
            <text:p>英語落語</text:p>
            <text:p>吉田 和平</text:p>
            <text:p/>
          </table:table-cell>
          <table:table-cell office:value-type="string" calcext:value-type="string">
            <text:p>アラフィフにわかファンお薦めボカロ10曲</text:p>
            <text:p>稲村和美</text:p>
            <text:p>プロジェクター</text:p>
          </table:table-cell>
          <table:table-cell office:value-type="string" calcext:value-type="string">
            <text:p>一人で簡単!浴衣着付け</text:p>
            <text:p>今井 節江(イマイヨシエ)</text:p>
            <text:p/>
          </table:table-cell>
          <table:table-cell office:value-type="string" calcext:value-type="string">
            <text:p>室内でも飛ばせる「紙飛行機」を作ろう!</text:p>
            <text:p>上玉利 敦</text:p>
            <text:p>プロジェクター</text:p>
          </table:table-cell>
          <table:table-cell office:value-type="string" calcext:value-type="string">
            <text:p>東洋医学の脉診～自分のからだの声を聞く～</text:p>
            <text:p>さこ田けいいち</text:p>
            <text:p>プロジェクター</text:p>
          </table:table-cell>
          <table:table-cell office:value-type="string" calcext:value-type="string">
            <text:p>オランダのイエナプラン教育!尼崎で!</text:p>
            <text:p>北林和樹</text:p>
            <text:p>プロジェクター</text:p>
          </table:table-cell>
          <table:table-cell office:value-type="string" calcext:value-type="string">
            <text:p>コミュニティと障がい者～月と風と実践から</text:p>
            <text:p>清田仁之</text:p>
            <text:p>プロジェクター</text:p>
          </table:table-cell>
          <table:table-cell table:number-columns-repeated="975"/>
        </table:table-row>
        <table:table-row table:style-name="ro3">
          <table:table-cell/>
          <table:table-cell table:style-name="ce2"/>
          <table:table-cell table:style-name="ce17" office:value-type="string" calcext:value-type="string">
            <text:p>８月６日（土）3限目</text:p>
          </table:table-cell>
          <table:table-cell table:style-name="ce20" office:value-type="string" calcext:value-type="string">
            <text:p>『障害のない社会って何やろ～??』</text:p>
            <text:p>LITALICOワークス尼崎</text:p>
            <text:p>プロジェクター</text:p>
          </table:table-cell>
          <table:table-cell table:style-name="ce21" office:value-type="string" calcext:value-type="string">
            <text:p>集まれ中高生!ゲームで実感・怒りの度合い</text:p>
            <text:p>泉智子</text:p>
            <text:p/>
          </table:table-cell>
          <table:table-cell table:style-name="ce21" office:value-type="string" calcext:value-type="string">
            <text:p>点字体験してみよう!</text:p>
            <text:p>馬場みどり、牧野由紀</text:p>
            <text:p>プロジェクター</text:p>
          </table:table-cell>
          <table:table-cell table:style-name="ce21" office:value-type="string" calcext:value-type="string">
            <text:p>すべてをプラス思考に変換</text:p>
            <text:p>金田撤已稚</text:p>
            <text:p/>
          </table:table-cell>
          <table:table-cell table:style-name="ce21" office:value-type="string" calcext:value-type="string">
            <text:p>動物のおしぼりアートと紙芝居</text:p>
            <text:p>松田 由美</text:p>
            <text:p/>
          </table:table-cell>
          <table:table-cell table:style-name="ce7" office:value-type="string" calcext:value-type="string">
            <text:p>夏休み工作 チェンジ ザ ワールド</text:p>
            <text:p>愛和館つかぐち 川本洋子 樋口 千紘</text:p>
            <text:p/>
          </table:table-cell>
          <table:table-cell table:style-name="ce7" office:value-type="string" calcext:value-type="string">
            <text:p>今、家族・自身に必要な防災対策を見直そう</text:p>
            <text:p>防災士 新山/中野</text:p>
            <text:p>プロジェクター</text:p>
          </table:table-cell>
          <table:table-cell table:style-name="ce7" office:value-type="string" calcext:value-type="string">
            <text:p>楽しく・真実を知るシティズンシップ教育</text:p>
            <text:p>NPO日本公共利益研究所</text:p>
            <text:p>プロジェクター</text:p>
          </table:table-cell>
          <table:table-cell table:style-name="ce7" office:value-type="string" calcext:value-type="string">
            <text:p>看護師が語る最高のコミュニケーション術</text:p>
            <text:p>ミロス コミュニケーター 丸山みゆき</text:p>
            <text:p/>
          </table:table-cell>
          <table:table-cell table:style-name="ce7" office:value-type="string" calcext:value-type="string">
            <text:p>大阪から大津まで京街道を歩いてみた</text:p>
            <text:p>乱読家ぽちん</text:p>
            <text:p>プロジェクター</text:p>
          </table:table-cell>
          <table:table-cell table:style-name="ce7" office:value-type="string" calcext:value-type="string">
            <text:p>フレイル予防について理学療法士が話します</text:p>
            <text:p>兵庫県理学療法士協会 阪神南尼崎支部</text:p>
            <text:p>プロジェクター</text:p>
          </table:table-cell>
          <table:table-cell table:style-name="ce7" office:value-type="string" calcext:value-type="string">
            <text:p>100均で始める育てやすい植物ガイド</text:p>
            <text:p>神田智範</text:p>
            <text:p>プロジェクター</text:p>
          </table:table-cell>
          <table:table-cell table:style-name="ce7" office:value-type="string" calcext:value-type="string">
            <text:p>尼崎城ロマンを一緒に歌おう</text:p>
            <text:p>添田真司</text:p>
            <text:p>プロジェクター</text:p>
          </table:table-cell>
          <table:table-cell table:style-name="ce7" office:value-type="string" calcext:value-type="string">
            <text:p>LET'Sごみ拾い～トングマン見参!</text:p>
            <text:p>ボブ原田</text:p>
            <text:p>プロジェクター</text:p>
          </table:table-cell>
          <table:table-cell table:style-name="ce7" office:value-type="string" calcext:value-type="string">
            <text:p>店舗開発という仕事</text:p>
            <text:p>濱口  勝</text:p>
            <text:p/>
          </table:table-cell>
          <table:table-cell table:style-name="ce7" office:value-type="string" calcext:value-type="string">
            <text:p>兵庫県住みます芸人モンスーンの漫才教室</text:p>
            <text:p>モンスーン</text:p>
            <text:p/>
          </table:table-cell>
          <table:table-cell table:style-name="ce7" office:value-type="string" calcext:value-type="string">
            <text:p>薬膳みそ汁の作り方～自分の体質を知ろう～</text:p>
            <text:p>柳田 ゆい</text:p>
            <text:p/>
          </table:table-cell>
          <table:table-cell table:style-name="ce7" office:value-type="string" calcext:value-type="string">
            <text:p>保険屋の僕が、絶対に入らない保険教えます</text:p>
            <text:p>夫津木 良介</text:p>
            <text:p>プロジェクター</text:p>
          </table:table-cell>
          <table:table-cell office:value-type="string" calcext:value-type="string">
            <text:p>若々しくハリのある声を手に入れましょう!</text:p>
            <text:p>久保啓子</text:p>
            <text:p/>
          </table:table-cell>
          <table:table-cell office:value-type="string" calcext:value-type="string">
            <text:p>日本三大奇祭御柱祭に潜入してわかったこと</text:p>
            <text:p>若狭健作</text:p>
            <text:p>プロジェクター</text:p>
          </table:table-cell>
          <table:table-cell office:value-type="string" calcext:value-type="string">
            <text:p>多機能英語教材BBカードで遊ぼう!</text:p>
            <text:p>ふじた あやみ</text:p>
            <text:p/>
          </table:table-cell>
          <table:table-cell office:value-type="string" calcext:value-type="string">
            <text:p>メイドカデン!?でええやん!</text:p>
            <text:p>やまうち</text:p>
            <text:p>プロジェクター</text:p>
          </table:table-cell>
          <table:table-cell office:value-type="string" calcext:value-type="string">
            <text:p>ゲームプログラミングアプリ(続)</text:p>
            <text:p>川西 芳宏(よっしー♪)</text:p>
            <text:p>プロジェクター</text:p>
          </table:table-cell>
          <table:table-cell office:value-type="string" calcext:value-type="string">
            <text:p>インクルーシブ公園をいっしょにつくろう!</text:p>
            <text:p>上村直美</text:p>
            <text:p>プロジェクター</text:p>
          </table:table-cell>
          <table:table-cell office:value-type="string" calcext:value-type="string">
            <text:p>#推しのいる生活</text:p>
            <text:p>こいけしょうこ</text:p>
            <text:p>プロジェクター</text:p>
          </table:table-cell>
          <table:table-cell table:number-columns-repeated="975"/>
        </table:table-row>
        <table:table-row table:style-name="ro3">
          <table:table-cell/>
          <table:table-cell table:style-name="ce2"/>
          <table:table-cell table:style-name="ce17" office:value-type="string" calcext:value-type="string">
            <text:p>８月６日（土）4限目</text:p>
          </table:table-cell>
          <table:table-cell table:style-name="ce20" office:value-type="string" calcext:value-type="string">
            <text:p>夢を叶えるお金の学校</text:p>
            <text:p>どい ゆきこ</text:p>
            <text:p>プロジェクター</text:p>
          </table:table-cell>
          <table:table-cell table:style-name="ce21" office:value-type="string" calcext:value-type="string">
            <text:p>ゲームで学ぼう!アンガーマネジメント</text:p>
            <text:p>池田真茶</text:p>
            <text:p/>
          </table:table-cell>
          <table:table-cell table:style-name="ce21" office:value-type="string" calcext:value-type="string">
            <text:p>ビブリオバトル尼崎 サマセミの乱</text:p>
            <text:p>山本美和</text:p>
            <text:p>プロジェクター</text:p>
          </table:table-cell>
          <table:table-cell table:style-name="ce21" office:value-type="string" calcext:value-type="string">
            <text:p>コミュニケーションゲームで失敗を楽しもう</text:p>
            <text:p>NAO</text:p>
            <text:p/>
          </table:table-cell>
          <table:table-cell table:style-name="ce7" office:value-type="string" calcext:value-type="string">
            <text:p>子どもからのメッセージの受け取り方</text:p>
            <text:p>胎内記憶・HSPメッセンジャー Eiko</text:p>
            <text:p>プロジェクター</text:p>
          </table:table-cell>
          <table:table-cell table:style-name="ce7" office:value-type="string" calcext:value-type="string">
            <text:p>3Dデータ制作「プラモ尼崎城」</text:p>
            <text:p>八束康</text:p>
            <text:p>プロジェクター</text:p>
          </table:table-cell>
          <table:table-cell table:style-name="ce7" office:value-type="string" calcext:value-type="string">
            <text:p>おやさい絵の具でぬりえをしてみよう!</text:p>
            <text:p>山内ルカ</text:p>
            <text:p>プロジェクター</text:p>
          </table:table-cell>
          <table:table-cell table:style-name="ce7" office:value-type="string" calcext:value-type="string">
            <text:p>それは、アウトです。私の秘密は誰のもの?</text:p>
            <text:p>細見義博</text:p>
            <text:p/>
          </table:table-cell>
          <table:table-cell table:style-name="ce7" office:value-type="string" calcext:value-type="string">
            <text:p>成年後見制度と年金</text:p>
            <text:p>衣川 智春</text:p>
            <text:p/>
          </table:table-cell>
          <table:table-cell table:style-name="ce7" office:value-type="string" calcext:value-type="string">
            <text:p>原爆被害者による語り部</text:p>
            <text:p>山家 好子</text:p>
            <text:p>プロジェクター</text:p>
          </table:table-cell>
          <table:table-cell table:style-name="ce7" office:value-type="string" calcext:value-type="string">
            <text:p>試合に勝つためのスポーツ栄養講座</text:p>
            <text:p>今井陽子</text:p>
            <text:p>プロジェクター</text:p>
          </table:table-cell>
          <table:table-cell table:style-name="ce7" office:value-type="string" calcext:value-type="string">
            <text:p>出張!「ブシツの時間!」</text:p>
            <text:p>ブシツの時間のなかまたち</text:p>
            <text:p>プロジェクター</text:p>
          </table:table-cell>
          <table:table-cell table:style-name="ce7" office:value-type="string" calcext:value-type="string">
            <text:p>認知症を知る! 本人のこころ、家族の心</text:p>
            <text:p>木村薫世子</text:p>
            <text:p>プロジェクター</text:p>
          </table:table-cell>
          <table:table-cell table:style-name="ce7" office:value-type="string" calcext:value-type="string">
            <text:p>看護中に亡くなった松澤フミから學ぶこと</text:p>
            <text:p>今村忠男</text:p>
            <text:p/>
          </table:table-cell>
          <table:table-cell table:style-name="ce7" office:value-type="string" calcext:value-type="string">
            <text:p>妖怪大好き6歳年長さんが教える妖怪豆知識</text:p>
            <text:p>妖怪LOVER</text:p>
            <text:p>プロジェクター</text:p>
          </table:table-cell>
          <table:table-cell table:style-name="ce7" office:value-type="string" calcext:value-type="string">
            <text:p>8月6日は何の日?</text:p>
            <text:p>早川智洋</text:p>
            <text:p>プロジェクター</text:p>
          </table:table-cell>
          <table:table-cell table:style-name="ce7" office:value-type="string" calcext:value-type="string">
            <text:p>50分で強くなるテトリス</text:p>
            <text:p>中嶋 道太郎</text:p>
            <text:p>プロジェクター</text:p>
          </table:table-cell>
          <table:table-cell table:style-name="ce7" office:value-type="string" calcext:value-type="string">
            <text:p>尼崎市の姉妹・友好都市を知っていますか?</text:p>
            <text:p>細井美和</text:p>
            <text:p>プロジェクター</text:p>
          </table:table-cell>
          <table:table-cell office:value-type="string" calcext:value-type="string">
            <text:p>フルーツで笑顔に??簡単フルーツカット</text:p>
            <text:p>みどり</text:p>
            <text:p>プロジェクター</text:p>
          </table:table-cell>
          <table:table-cell office:value-type="string" calcext:value-type="string">
            <text:p>お灸教室  さあ皆で体験しましょう!</text:p>
            <text:p>田渕貞夫 (たぶち治療院 院長)</text:p>
            <text:p>プロジェクター</text:p>
          </table:table-cell>
          <table:table-cell office:value-type="string" calcext:value-type="string">
            <text:p>おとなのためのリトミック</text:p>
            <text:p>田中幸子</text:p>
            <text:p/>
          </table:table-cell>
          <table:table-cell office:value-type="string" calcext:value-type="string">
            <text:p>オーガニック野菜は地球と人にやさしい</text:p>
            <text:p>北垣内笑美</text:p>
            <text:p>プロジェクター</text:p>
          </table:table-cell>
          <table:table-cell office:value-type="string" calcext:value-type="string">
            <text:p>多文化共生教育について</text:p>
            <text:p>多文化共生教育部会</text:p>
            <text:p>プロジェクター</text:p>
          </table:table-cell>
          <table:table-cell office:value-type="string" calcext:value-type="string">
            <text:p>もしバナゲーム大会</text:p>
            <text:p>尼崎市包括支援担当</text:p>
            <text:p>プロジェクター</text:p>
          </table:table-cell>
          <table:table-cell office:value-type="string" calcext:value-type="string">
            <text:p>アッパーな人見知りのための自己アピール術</text:p>
            <text:p>藤本喜子</text:p>
            <text:p>プロジェクター</text:p>
          </table:table-cell>
          <table:table-cell table:number-columns-repeated="975"/>
        </table:table-row>
        <table:table-row table:style-name="ro3">
          <table:table-cell/>
          <table:table-cell table:style-name="ce2"/>
          <table:table-cell table:style-name="ce17" office:value-type="string" calcext:value-type="string">
            <text:p>８月６日（土）5限目</text:p>
          </table:table-cell>
          <table:table-cell table:style-name="ce20" office:value-type="string" calcext:value-type="string">
            <text:p>お前の親になったる。</text:p>
            <text:p>松本和也</text:p>
            <text:p>プロジェクター</text:p>
          </table:table-cell>
          <table:table-cell table:style-name="ce21" office:value-type="string" calcext:value-type="string">
            <text:p>古事記を読もう～落語で解説します～</text:p>
            <text:p>渡部 恭三(文々亭金三)</text:p>
            <text:p/>
          </table:table-cell>
          <table:table-cell table:style-name="ce21" office:value-type="string" calcext:value-type="string">
            <text:p>だれ友スポーツ! スクエアボッチャ</text:p>
            <text:p>窪津秀政</text:p>
            <text:p>プロジェクター</text:p>
          </table:table-cell>
          <table:table-cell table:style-name="ce21" office:value-type="string" calcext:value-type="string">
            <text:p>ねこの教室～飼い主とペットの安心対策編</text:p>
            <text:p>カワタユウコ</text:p>
            <text:p>プロジェクター</text:p>
          </table:table-cell>
          <table:table-cell table:style-name="ce7" office:value-type="string" calcext:value-type="string">
            <text:p>あなたは両親のこと、どう見てる?</text:p>
            <text:p>ミロス コミュニケーター 井上智美</text:p>
            <text:p>プロジェクター</text:p>
          </table:table-cell>
          <table:table-cell table:style-name="ce7" office:value-type="string" calcext:value-type="string">
            <text:p>日本髪ってどないなってんの?</text:p>
            <text:p>浪速お化髪会</text:p>
            <text:p/>
          </table:table-cell>
          <table:table-cell table:style-name="ce7" office:value-type="string" calcext:value-type="string">
            <text:p>『最幸の人生を「自分軸」で生きる』</text:p>
            <text:p>喜び納める  喜納岳美(きなたけみ)</text:p>
            <text:p/>
          </table:table-cell>
          <table:table-cell table:style-name="ce7" office:value-type="string" calcext:value-type="string">
            <text:p>子連れ韓国旅行</text:p>
            <text:p>やっちゃん</text:p>
            <text:p>プロジェクター</text:p>
          </table:table-cell>
          <table:table-cell table:style-name="ce7" office:value-type="string" calcext:value-type="string">
            <text:p>こどもの権利って、なに?</text:p>
            <text:p>曽我 智史</text:p>
            <text:p>プロジェクター</text:p>
          </table:table-cell>
          <table:table-cell table:style-name="ce7" office:value-type="string" calcext:value-type="string">
            <text:p>おっさんトライアスリートですが?!</text:p>
            <text:p>木崎貴則</text:p>
            <text:p>プロジェクター</text:p>
          </table:table-cell>
          <table:table-cell table:style-name="ce7" office:value-type="string" calcext:value-type="string">
            <text:p>公務員が図書館をはじめたら</text:p>
            <text:p>柏木洸一 杉原竜太 白崎友朗</text:p>
            <text:p>プロジェクター</text:p>
          </table:table-cell>
          <table:table-cell table:style-name="ce7" office:value-type="string" calcext:value-type="string">
            <text:p>メイクの法則</text:p>
            <text:p>小泉敦子</text:p>
            <text:p/>
          </table:table-cell>
          <table:table-cell table:style-name="ce7" office:value-type="string" calcext:value-type="string">
            <text:p>幸せの黄色いうんこ</text:p>
            <text:p>Winchi-the-pooh</text:p>
            <text:p/>
          </table:table-cell>
          <table:table-cell table:style-name="ce7" office:value-type="string" calcext:value-type="string">
            <text:p>飼い主さんの心のケアから</text:p>
            <text:p>かめすけ</text:p>
            <text:p/>
          </table:table-cell>
          <table:table-cell table:style-name="ce7" office:value-type="string" calcext:value-type="string">
            <text:p>野菜作りを楽しもう</text:p>
            <text:p>阪野守</text:p>
            <text:p>プロジェクター</text:p>
          </table:table-cell>
          <table:table-cell table:style-name="ce7" office:value-type="string" calcext:value-type="string">
            <text:p>みんなの防災</text:p>
            <text:p>藤田 朝代</text:p>
            <text:p>プロジェクター</text:p>
          </table:table-cell>
          <table:table-cell table:style-name="ce7" office:value-type="string" calcext:value-type="string">
            <text:p>Hello!??!?好!こんにちは!</text:p>
            <text:p>森田ひら梨</text:p>
            <text:p>プロジェクター</text:p>
          </table:table-cell>
          <table:table-cell table:style-name="ce7" office:value-type="string" calcext:value-type="string">
            <text:p>自分の体を動かそう!</text:p>
            <text:p>原、上野、丹下、小瀬</text:p>
            <text:p>プロジェクター</text:p>
          </table:table-cell>
          <table:table-cell office:value-type="string" calcext:value-type="string">
            <text:p>ありたいまちってなんだ!?</text:p>
            <text:p>都市政策課</text:p>
            <text:p>プロジェクター</text:p>
          </table:table-cell>
          <table:table-cell office:value-type="string" calcext:value-type="string">
            <text:p>福島の放射線を市民が測ってみた</text:p>
            <text:p>久保田 洋一</text:p>
            <text:p>プロジェクター</text:p>
          </table:table-cell>
          <table:table-cell office:value-type="string" calcext:value-type="string">
            <text:p>暮らしにアロマを!</text:p>
            <text:p>網藤成葉</text:p>
            <text:p>プロジェクター</text:p>
          </table:table-cell>
          <table:table-cell office:value-type="string" calcext:value-type="string">
            <text:p>初めての篠笛「ほたるこい」を吹いてみよう</text:p>
            <text:p>篠笛奏者 松本弦一</text:p>
            <text:p/>
          </table:table-cell>
          <table:table-cell office:value-type="string" calcext:value-type="string">
            <text:p>みんなのモデファシ講座</text:p>
            <text:p>あかねまる</text:p>
            <text:p/>
          </table:table-cell>
          <table:table-cell office:value-type="string" calcext:value-type="string">
            <text:p>楽しく根付(ストラップ)を作ってみよう!</text:p>
            <text:p>大橋　沙都子</text:p>
            <text:p/>
          </table:table-cell>
          <table:table-cell office:value-type="string" calcext:value-type="string">
            <text:p>不思議な「数」で遊ぼう</text:p>
            <text:p>石井 稔</text:p>
            <text:p/>
          </table:table-cell>
          <table:table-cell table:number-columns-repeated="975"/>
        </table:table-row>
        <table:table-row table:style-name="ro3">
          <table:table-cell/>
          <table:table-cell table:style-name="ce3"/>
          <table:table-cell table:style-name="ce18" office:value-type="string" calcext:value-type="string">
            <text:p>８月７日（日）1限目</text:p>
          </table:table-cell>
          <table:table-cell table:style-name="ce20" office:value-type="string" calcext:value-type="string">
            <text:p>気候危機 グレタに続け!</text:p>
            <text:p>広畑貞昭 他 あまっこメンバー</text:p>
            <text:p>プロジェクター</text:p>
          </table:table-cell>
          <table:table-cell table:style-name="ce21" office:value-type="string" calcext:value-type="string">
            <text:p>おやこリトミック</text:p>
            <text:p>武田康子(FMあまがさき) 、遊喜直美</text:p>
            <text:p/>
          </table:table-cell>
          <table:table-cell table:style-name="ce21" office:value-type="string" calcext:value-type="string">
            <text:p>市販殺虫剤に調味料を混ぜると駆除効果絶大</text:p>
            <text:p>6464博士</text:p>
            <text:p>プロジェクター</text:p>
          </table:table-cell>
          <table:table-cell office:value-type="string" calcext:value-type="string">
            <text:p>ほめあってハッピーに変身</text:p>
            <text:p>ほっとほほえみ尼崎</text:p>
            <text:p>プロジェクター</text:p>
          </table:table-cell>
          <table:table-cell table:style-name="ce7" office:value-type="string" calcext:value-type="string">
            <text:p>尼崎市SDGs推進サポーター説明会</text:p>
            <text:p>今田だいすけ</text:p>
            <text:p>プロジェクター</text:p>
          </table:table-cell>
          <table:table-cell table:style-name="ce7" office:value-type="string" calcext:value-type="string">
            <text:p>栄養士と鍼灸師の夏の食事とツボケア</text:p>
            <text:p>八木先生 垣内先生</text:p>
            <text:p>プロジェクター</text:p>
          </table:table-cell>
          <table:table-cell table:style-name="ce7" office:value-type="string" calcext:value-type="string">
            <text:p>紙芝居がはじまるよ みんなおいで～</text:p>
            <text:p>中嶋裕子 竹内朱美</text:p>
            <text:p/>
          </table:table-cell>
          <table:table-cell table:style-name="ce7" office:value-type="string" calcext:value-type="string">
            <text:p>絵手紙と外国人とコミュニケーション</text:p>
            <text:p>南野幸子</text:p>
            <text:p>プロジェクター</text:p>
          </table:table-cell>
          <table:table-cell table:style-name="ce7" office:value-type="string" calcext:value-type="string">
            <text:p>貿易ゲーム</text:p>
            <text:p>高橋正明</text:p>
            <text:p>プロジェクター</text:p>
          </table:table-cell>
          <table:table-cell table:style-name="ce7" office:value-type="string" calcext:value-type="string">
            <text:p>?プログラミングだぴょんっ?</text:p>
            <text:p>ただ、みよし</text:p>
            <text:p>プロジェクター</text:p>
          </table:table-cell>
          <table:table-cell table:style-name="ce7" office:value-type="string" calcext:value-type="string">
            <text:p>婚活婚活現場から見る異性間コミュ力UP法</text:p>
            <text:p>木村 惠</text:p>
            <text:p>プロジェクター</text:p>
          </table:table-cell>
          <table:table-cell table:style-name="ce7" office:value-type="string" calcext:value-type="string">
            <text:p>知的・発達障害疑似体験ワークショップ</text:p>
            <text:p>まんまるはーと</text:p>
            <text:p>プロジェクター</text:p>
          </table:table-cell>
          <table:table-cell table:style-name="ce7" office:value-type="string" calcext:value-type="string">
            <text:p>椅子に座って整体ヨガ</text:p>
            <text:p>Chisa</text:p>
            <text:p/>
          </table:table-cell>
          <table:table-cell table:style-name="ce7" office:value-type="string" calcext:value-type="string">
            <text:p>演劇的手法でコミュニケーションを学ぶ</text:p>
            <text:p>清水利信</text:p>
            <text:p>プロジェクター</text:p>
          </table:table-cell>
          <table:table-cell table:style-name="ce7" office:value-type="string" calcext:value-type="string">
            <text:p>コミュニティナースってどんな仕事?</text:p>
            <text:p>杭瀬中市場好吃食堂女将 しゃくさん</text:p>
            <text:p>プロジェクター</text:p>
          </table:table-cell>
          <table:table-cell table:style-name="ce7" office:value-type="string" calcext:value-type="string">
            <text:p>サマセミ誕生秘話&amp;裏話とか、とか。</text:p>
            <text:p>船木成記</text:p>
            <text:p>プロジェクター</text:p>
          </table:table-cell>
          <table:table-cell table:style-name="ce7" office:value-type="string" calcext:value-type="string">
            <text:p>コロナ対策!アロマ除菌ジェル作り</text:p>
            <text:p>市川容子</text:p>
            <text:p/>
          </table:table-cell>
          <table:table-cell table:style-name="ce7" office:value-type="string" calcext:value-type="string">
            <text:p>セールスライティングの売る力</text:p>
            <text:p>生駒祐樹</text:p>
            <text:p/>
          </table:table-cell>
          <table:table-cell office:value-type="string" calcext:value-type="string">
            <text:p>みんなでペアトレ!脳が喜ぶホメ体験</text:p>
            <text:p>Takeo</text:p>
            <text:p>プロジェクター</text:p>
          </table:table-cell>
          <table:table-cell office:value-type="string" calcext:value-type="string">
            <text:p>もし戦国武将がドラッカーを読んだら</text:p>
            <text:p>小泉修平</text:p>
            <text:p>プロジェクター</text:p>
          </table:table-cell>
          <table:table-cell office:value-type="string" calcext:value-type="string">
            <text:p>弁護士と考える悪徳業者に騙されない方法</text:p>
            <text:p>吉田哲也</text:p>
            <text:p>プロジェクター</text:p>
          </table:table-cell>
          <table:table-cell office:value-type="string" calcext:value-type="string">
            <text:p>インクルーシブな社会を目指して</text:p>
            <text:p>植平知世</text:p>
            <text:p>プロジェクター</text:p>
          </table:table-cell>
          <table:table-cell office:value-type="string" calcext:value-type="string">
            <text:p>働きに出る前に知っておきたいワークルール</text:p>
            <text:p>社会保険労務士 吉井秀徳</text:p>
            <text:p>プロジェクター</text:p>
          </table:table-cell>
          <table:table-cell office:value-type="string" calcext:value-type="string">
            <text:p>楽しい文房具の世界を体験しよう!</text:p>
            <text:p>官浪伸次</text:p>
            <text:p/>
          </table:table-cell>
          <table:table-cell office:value-type="string" calcext:value-type="string">
            <text:p>赤ちゃんこんにちは?</text:p>
            <text:p>赤ちゃん先生</text:p>
            <text:p/>
          </table:table-cell>
          <table:table-cell table:number-columns-repeated="975"/>
        </table:table-row>
        <table:table-row table:style-name="ro3">
          <table:table-cell/>
          <table:table-cell table:style-name="ce3"/>
          <table:table-cell table:style-name="ce18" office:value-type="string" calcext:value-type="string">
            <text:p>８月７日（日）2限目</text:p>
          </table:table-cell>
          <table:table-cell table:style-name="ce20" office:value-type="string" calcext:value-type="string">
            <text:p>ちびっこあのねサポーターになろう!</text:p>
            <text:p>チャイケモあのねチーム</text:p>
            <text:p/>
          </table:table-cell>
          <table:table-cell table:style-name="ce21" office:value-type="string" calcext:value-type="string">
            <text:p>改めて、絵本を楽しむ!</text:p>
            <text:p>三木 陽子</text:p>
            <text:p/>
          </table:table-cell>
          <table:table-cell table:style-name="ce21" office:value-type="string" calcext:value-type="string">
            <text:p>「いざ!」という時にそなえよう</text:p>
            <text:p>さんだ女子防災部</text:p>
            <text:p>プロジェクター</text:p>
          </table:table-cell>
          <table:table-cell office:value-type="string" calcext:value-type="string">
            <text:p>筆ペンで味のある字が描ける秘訣。</text:p>
            <text:p>己書有楽人道場 野末奈穂</text:p>
            <text:p>プロジェクター</text:p>
          </table:table-cell>
          <table:table-cell table:style-name="ce7" office:value-type="string" calcext:value-type="string">
            <text:p>女性の働きさすさってなんだろう</text:p>
            <text:p>つながりプロジェクトNO.5</text:p>
            <text:p>プロジェクター</text:p>
          </table:table-cell>
          <table:table-cell table:style-name="ce7" office:value-type="string" calcext:value-type="string">
            <text:p>ママとパパをえらんできたよ親子の絆づくり</text:p>
            <text:p>村井葉子</text:p>
            <text:p>プロジェクター</text:p>
          </table:table-cell>
          <table:table-cell table:style-name="ce7" office:value-type="string" calcext:value-type="string">
            <text:p>大好きな家族を守るための2 わんわん防災</text:p>
            <text:p>荻野 直美</text:p>
            <text:p>プロジェクター</text:p>
          </table:table-cell>
          <table:table-cell table:style-name="ce7" office:value-type="string" calcext:value-type="string">
            <text:p>よく分かる日本の仏教 -賢く生きるために</text:p>
            <text:p>薮野 正明</text:p>
            <text:p/>
          </table:table-cell>
          <table:table-cell table:style-name="ce7" office:value-type="string" calcext:value-type="string">
            <text:p>お花で・・(未定)</text:p>
            <text:p>杉山延由</text:p>
            <text:p/>
          </table:table-cell>
          <table:table-cell table:style-name="ce7" office:value-type="string" calcext:value-type="string">
            <text:p>足速教室☆運動神経UP!!</text:p>
            <text:p>濱田克弥</text:p>
            <text:p/>
          </table:table-cell>
          <table:table-cell table:style-name="ce7" office:value-type="string" calcext:value-type="string">
            <text:p>育休自由研究!</text:p>
            <text:p>玉井美里</text:p>
            <text:p>プロジェクター</text:p>
          </table:table-cell>
          <table:table-cell table:style-name="ce7" office:value-type="string" calcext:value-type="string">
            <text:p>壊れかけのRadio</text:p>
            <text:p>牧野篤史</text:p>
            <text:p>プロジェクター</text:p>
          </table:table-cell>
          <table:table-cell table:style-name="ce7" office:value-type="string" calcext:value-type="string">
            <text:p>アフリカンダンス&amp;ドラム体験</text:p>
            <text:p>Aya tRibES</text:p>
            <text:p/>
          </table:table-cell>
          <table:table-cell table:style-name="ce7" office:value-type="string" calcext:value-type="string">
            <text:p>体験型社会科授業</text:p>
            <text:p>高橋正明</text:p>
            <text:p/>
          </table:table-cell>
          <table:table-cell table:style-name="ce7" office:value-type="string" calcext:value-type="string">
            <text:p>一緒にわくわく!みんなで作ってみよう!</text:p>
            <text:p>杉原 智子</text:p>
            <text:p/>
          </table:table-cell>
          <table:table-cell table:style-name="ce7" office:value-type="string" calcext:value-type="string">
            <text:p>夢を叶える目標のたて方～基本編～</text:p>
            <text:p>友田とき</text:p>
            <text:p>プロジェクター</text:p>
          </table:table-cell>
          <table:table-cell table:style-name="ce7" office:value-type="string" calcext:value-type="string">
            <text:p>ホゴシ(保護司)って知ってますか?</text:p>
            <text:p>正岡康子</text:p>
            <text:p>プロジェクター</text:p>
          </table:table-cell>
          <table:table-cell table:style-name="ce7" office:value-type="string" calcext:value-type="string">
            <text:p>今さら聞けないNISAとiDeCo</text:p>
            <text:p>白石紀明</text:p>
            <text:p>プロジェクター</text:p>
          </table:table-cell>
          <table:table-cell office:value-type="string" calcext:value-type="string">
            <text:p>だ～るまさんがひ～ろった!</text:p>
            <text:p>まり&amp;めぐ</text:p>
            <text:p>プロジェクター</text:p>
          </table:table-cell>
          <table:table-cell office:value-type="string" calcext:value-type="string">
            <text:p>歌のボランティア「ええうた工房の場合」</text:p>
            <text:p>NPO法人ええうた工房</text:p>
            <text:p/>
          </table:table-cell>
          <table:table-cell office:value-type="string" calcext:value-type="string">
            <text:p>おやこで体験!ボクシング教室</text:p>
            <text:p>宇久正治 宇久理恵</text:p>
            <text:p/>
          </table:table-cell>
          <table:table-cell office:value-type="string" calcext:value-type="string">
            <text:p>夢叶い講座</text:p>
            <text:p>みいげ園長</text:p>
            <text:p>プロジェクター</text:p>
          </table:table-cell>
          <table:table-cell office:value-type="string" calcext:value-type="string">
            <text:p>EDcamp 尼崎サマーセミナー</text:p>
            <text:p>浅野 栄介</text:p>
            <text:p/>
          </table:table-cell>
          <table:table-cell office:value-type="string" calcext:value-type="string">
            <text:p>自分と向き合うワークショップ</text:p>
            <text:p>日本キャリア開発協会関西地区会員</text:p>
            <text:p/>
          </table:table-cell>
          <table:table-cell office:value-type="string" calcext:value-type="string">
            <text:p>俺のおかんが死んだ時の話</text:p>
            <text:p>浦野敦正</text:p>
            <text:p/>
          </table:table-cell>
          <table:table-cell table:number-columns-repeated="975"/>
        </table:table-row>
        <table:table-row table:style-name="ro3">
          <table:table-cell/>
          <table:table-cell table:style-name="ce3"/>
          <table:table-cell table:style-name="ce18" office:value-type="string" calcext:value-type="string">
            <text:p>８月７日（日）3限目</text:p>
          </table:table-cell>
          <table:table-cell table:style-name="ce20" office:value-type="string" calcext:value-type="string">
            <text:p>デートDVってなに?</text:p>
            <text:p>岩田さやか</text:p>
            <text:p>プロジェクター</text:p>
          </table:table-cell>
          <table:table-cell table:style-name="ce21" office:value-type="string" calcext:value-type="string">
            <text:p>KOUGAIクエスト</text:p>
            <text:p>大原一憲</text:p>
            <text:p/>
          </table:table-cell>
          <table:table-cell table:style-name="ce21" office:value-type="string" calcext:value-type="string">
            <text:p>あまdeエコ工作</text:p>
            <text:p>新籾 喜久</text:p>
            <text:p/>
          </table:table-cell>
          <table:table-cell office:value-type="string" calcext:value-type="string">
            <text:p>あつまれ！あまれくの森－お手軽スポーツ編</text:p>
            <text:p>あまれく（尼崎市レクリエーション研究会）</text:p>
            <text:p/>
          </table:table-cell>
          <table:table-cell table:style-name="ce7" office:value-type="string" calcext:value-type="string">
            <text:p>ほんまでっか?!韓国語</text:p>
            <text:p>守永 貴美恵</text:p>
            <text:p/>
          </table:table-cell>
          <table:table-cell table:style-name="ce7" office:value-type="string" calcext:value-type="string">
            <text:p>キャンプだホイッ?楽しい親子キャンプ</text:p>
            <text:p>組織拡充委員会 渡邊しのぶ</text:p>
            <text:p>プロジェクター</text:p>
          </table:table-cell>
          <table:table-cell table:style-name="ce7" office:value-type="string" calcext:value-type="string">
            <text:p>SDGsカードゲームでサポーターになろう</text:p>
            <text:p>山本麻友美</text:p>
            <text:p>プロジェクター</text:p>
          </table:table-cell>
          <table:table-cell table:style-name="ce7" office:value-type="string" calcext:value-type="string">
            <text:p>中高生でも分かる！おかねの秘密と仕組み</text:p>
            <text:p>いい たかしげ</text:p>
            <text:p>プロジェクター</text:p>
          </table:table-cell>
          <table:table-cell table:style-name="ce7" office:value-type="string" calcext:value-type="string">
            <text:p>ｃ</text:p>
            <text:p>絵本セラピスト??ひまわりさん</text:p>
            <text:p/>
          </table:table-cell>
          <table:table-cell table:style-name="ce7" office:value-type="string" calcext:value-type="string">
            <text:p>むかしの「尼崎市の歌」いろいろ</text:p>
            <text:p>桃谷和則</text:p>
            <text:p/>
          </table:table-cell>
          <table:table-cell table:style-name="ce7" office:value-type="string" calcext:value-type="string">
            <text:p>みんなで盆おどり(民謡)</text:p>
            <text:p>伊藤 美彌子 いとうみやこ</text:p>
            <text:p/>
          </table:table-cell>
          <table:table-cell table:style-name="ce7" office:value-type="string" calcext:value-type="string">
            <text:p>サマーセミナー「尼崎ストロベリー」</text:p>
            <text:p>成海隼人</text:p>
            <text:p>プロジェクター</text:p>
          </table:table-cell>
          <table:table-cell table:style-name="ce7" office:value-type="string" calcext:value-type="string">
            <text:p>ゲイが推す多様性に効く映画の教科書</text:p>
            <text:p>景山幸信</text:p>
            <text:p>プロジェクター</text:p>
          </table:table-cell>
          <table:table-cell table:style-name="ce7" office:value-type="string" calcext:value-type="string">
            <text:p>なんだろう?探求らぼ☆</text:p>
            <text:p>いしだいくみ</text:p>
            <text:p/>
          </table:table-cell>
          <table:table-cell table:style-name="ce7" office:value-type="string" calcext:value-type="string">
            <text:p>お花と一緒にハワイアンフラを踊ろう</text:p>
            <text:p>Satsuki</text:p>
            <text:p/>
          </table:table-cell>
          <table:table-cell table:style-name="ce7" office:value-type="string" calcext:value-type="string">
            <text:p>通販会社副社長が先生!ネット販売の始め方</text:p>
            <text:p>M&amp;Msホリ</text:p>
            <text:p/>
          </table:table-cell>
          <table:table-cell table:style-name="ce7" office:value-type="string" calcext:value-type="string">
            <text:p>コーチング!答えは自分の中にある。</text:p>
            <text:p>長崎くみ</text:p>
            <text:p/>
          </table:table-cell>
          <table:table-cell table:style-name="ce7" office:value-type="string" calcext:value-type="string">
            <text:p>風呂敷でおかしの箱をおしゃれに包みましょ</text:p>
            <text:p>くらのうさとこ</text:p>
            <text:p/>
          </table:table-cell>
          <table:table-cell office:value-type="string" calcext:value-type="string">
            <text:p>空手の師範が好きな漫画を語る</text:p>
            <text:p>松井厚</text:p>
            <text:p/>
          </table:table-cell>
          <table:table-cell office:value-type="string" calcext:value-type="string">
            <text:p>知らぬは負債!女性のためのお金の授業</text:p>
            <text:p>河野瀬智仁</text:p>
            <text:p>プロジェクター</text:p>
          </table:table-cell>
          <table:table-cell office:value-type="string" calcext:value-type="string">
            <text:p>温度を色に変えてみよう!!!</text:p>
            <text:p>山口祐貴子</text:p>
            <text:p>プロジェクター</text:p>
          </table:table-cell>
          <table:table-cell office:value-type="string" calcext:value-type="string">
            <text:p>自転車ロードレースの魅力を語ろう!</text:p>
            <text:p>おくひらひろひさ</text:p>
            <text:p>プロジェクター</text:p>
          </table:table-cell>
          <table:table-cell office:value-type="string" calcext:value-type="string">
            <text:p>郵便ポストの秘密</text:p>
            <text:p>西田 明生</text:p>
            <text:p/>
          </table:table-cell>
          <table:table-cell office:value-type="string" calcext:value-type="string">
            <text:p>外反母趾治るかも?!</text:p>
            <text:p>和田壽子</text:p>
            <text:p/>
          </table:table-cell>
          <table:table-cell table:number-columns-repeated="976"/>
        </table:table-row>
        <table:table-row table:style-name="ro3">
          <table:table-cell/>
          <table:table-cell table:style-name="ce3"/>
          <table:table-cell table:style-name="ce18" office:value-type="string" calcext:value-type="string">
            <text:p>８月７日（日）4限目</text:p>
          </table:table-cell>
          <table:table-cell table:style-name="ce20" office:value-type="string" calcext:value-type="string">
            <text:p>起業・兼業・副業のススメ</text:p>
            <text:p>中小企業診断士・社会保険労務士 丹後和也</text:p>
            <text:p>プロジェクター</text:p>
          </table:table-cell>
          <table:table-cell table:style-name="ce21" office:value-type="string" calcext:value-type="string">
            <text:p>背骨コンディショニング(腰痛・肩こり編)</text:p>
            <text:p>パーソナルトレーナー 尾崎真左子</text:p>
            <text:p/>
          </table:table-cell>
          <table:table-cell table:style-name="ce21" office:value-type="string" calcext:value-type="string">
            <text:p>働く者のルールを知ろう</text:p>
            <text:p>阪神合同労働組合 大江和夫</text:p>
            <text:p/>
          </table:table-cell>
          <table:table-cell office:value-type="string" calcext:value-type="string">
            <text:p>アウトドア講座(キャンプ・登山)</text:p>
            <text:p>西垣幸造</text:p>
            <text:p>プロジェクター</text:p>
          </table:table-cell>
          <table:table-cell table:style-name="ce7" office:value-type="string" calcext:value-type="string">
            <text:p>ヒーロー活動について</text:p>
            <text:p>赤龍神リュウ牙</text:p>
            <text:p/>
          </table:table-cell>
          <table:table-cell table:style-name="ce7" office:value-type="string" calcext:value-type="string">
            <text:p>ビッグイシュー販売者が語る!</text:p>
            <text:p>佐藤浩</text:p>
            <text:p/>
          </table:table-cell>
          <table:table-cell table:style-name="ce7" office:value-type="string" calcext:value-type="string">
            <text:p>初めてのペンデュラム・ダウジング</text:p>
            <text:p>新堂粧子</text:p>
            <text:p/>
          </table:table-cell>
          <table:table-cell table:style-name="ce7" office:value-type="string" calcext:value-type="string">
            <text:p>匂いの不思議</text:p>
            <text:p>伊藤澄夫</text:p>
            <text:p>プロジェクター</text:p>
          </table:table-cell>
          <table:table-cell table:style-name="ce7" office:value-type="string" calcext:value-type="string">
            <text:p>痛みとシビレをセルフケアで楽に軽く楽しく</text:p>
            <text:p>山下 百合子</text:p>
            <text:p>プロジェクター</text:p>
          </table:table-cell>
          <table:table-cell table:style-name="ce7" office:value-type="string" calcext:value-type="string">
            <text:p>作ってみようっ!エコたわし?</text:p>
            <text:p>るい</text:p>
            <text:p>プロジェクター</text:p>
          </table:table-cell>
          <table:table-cell table:style-name="ce7" office:value-type="string" calcext:value-type="string">
            <text:p>1000色の色鉛筆で描く「花火の絵本」</text:p>
            <text:p>島村由花</text:p>
            <text:p/>
          </table:table-cell>
          <table:table-cell table:style-name="ce7" office:value-type="string" calcext:value-type="string">
            <text:p>まわしよみ新聞を作ろう</text:p>
            <text:p>たけちゃん先生</text:p>
            <text:p/>
          </table:table-cell>
          <table:table-cell table:style-name="ce7" office:value-type="string" calcext:value-type="string">
            <text:p>ラジオドラマに出てみよう!</text:p>
            <text:p>ティニウィニのラジドラ!</text:p>
            <text:p/>
          </table:table-cell>
          <table:table-cell table:style-name="ce7" office:value-type="string" calcext:value-type="string">
            <text:p>皿廻してヒーローになろう</text:p>
            <text:p>八房小春(やつぶさ こはる)A級指導者</text:p>
            <text:p/>
          </table:table-cell>
          <table:table-cell table:style-name="ce7" office:value-type="string" calcext:value-type="string">
            <text:p>きっとあなたも好きになる尼崎立花町の魅力</text:p>
            <text:p>増山実・小林由美子</text:p>
            <text:p/>
          </table:table-cell>
          <table:table-cell table:style-name="ce7" office:value-type="string" calcext:value-type="string">
            <text:p>普通の会社員だった私が議員を志したワケ</text:p>
            <text:p>池田 りな</text:p>
            <text:p>プロジェクター</text:p>
          </table:table-cell>
          <table:table-cell table:style-name="ce7" office:value-type="string" calcext:value-type="string">
            <text:p>今日から、自分大好きになる!</text:p>
            <text:p>コメット☆山本淑美(ヨシミ)</text:p>
            <text:p/>
          </table:table-cell>
          <table:table-cell table:style-name="ce7" office:value-type="string" calcext:value-type="string">
            <text:p>家族で腸活にチャレンジ</text:p>
            <text:p>浦田 ちひろ</text:p>
            <text:p>プロジェクター</text:p>
          </table:table-cell>
          <table:table-cell office:value-type="string" calcext:value-type="string">
            <text:p>天体望遠鏡を作ってみた</text:p>
            <text:p>北村博志</text:p>
            <text:p>プロジェクター</text:p>
          </table:table-cell>
          <table:table-cell office:value-type="string" calcext:value-type="string">
            <text:p>きっちゃんの世界一周の旅</text:p>
            <text:p>吉川晶子</text:p>
            <text:p>プロジェクター</text:p>
          </table:table-cell>
          <table:table-cell office:value-type="string" calcext:value-type="string">
            <text:p>悩むなら、みんなで悩もう、ひきこもり!</text:p>
            <text:p>仲谷 太宏</text:p>
            <text:p>プロジェクター</text:p>
          </table:table-cell>
          <table:table-cell office:value-type="string" calcext:value-type="string">
            <text:p>まなびば!～カチカンって?～</text:p>
            <text:p>うしお&amp;あんだち</text:p>
            <text:p>プロジェクター</text:p>
          </table:table-cell>
          <table:table-cell office:value-type="string" calcext:value-type="string">
            <text:p>世界の主食について考えよう</text:p>
            <text:p>西川 田原 安田</text:p>
            <text:p/>
          </table:table-cell>
          <table:table-cell table:number-columns-repeated="977"/>
        </table:table-row>
        <table:table-row table:style-name="ro3">
          <table:table-cell/>
          <table:table-cell table:style-name="ce3"/>
          <table:table-cell table:style-name="ce18" office:value-type="string" calcext:value-type="string">
            <text:p>８月７日（日）5限目</text:p>
          </table:table-cell>
          <table:table-cell table:style-name="ce20" office:value-type="string" calcext:value-type="string">
            <text:p>未来のために!子供のために!平和のために</text:p>
            <text:p>黒田光枝</text:p>
            <text:p>プロジェクター</text:p>
          </table:table-cell>
          <table:table-cell table:style-name="ce21" office:value-type="string" calcext:value-type="string">
            <text:p>道の駅めぐり～家族5人で車中泊～</text:p>
            <text:p>藤井秀規・菜摘・和葉・環・周瑠</text:p>
            <text:p>プロジェクター</text:p>
          </table:table-cell>
          <table:table-cell table:style-name="ce21" office:value-type="string" calcext:value-type="string">
            <text:p>ウルトラヘルスごろ寝ダイエット?</text:p>
            <text:p>山田 眞市</text:p>
            <text:p>プロジェクター</text:p>
          </table:table-cell>
          <table:table-cell table:style-name="ce21" office:value-type="string" calcext:value-type="string">
            <text:p>想いのまま嵐を語ろう??????</text:p>
            <text:p>JKOちこさん</text:p>
            <text:p/>
          </table:table-cell>
          <table:table-cell table:style-name="ce7" office:value-type="string" calcext:value-type="string">
            <text:p>自分の色は何色?色と性格の不思議な関係</text:p>
            <text:p>小田中美穂</text:p>
            <text:p>プロジェクター</text:p>
          </table:table-cell>
          <table:table-cell table:style-name="ce7" office:value-type="string" calcext:value-type="string">
            <text:p>税を通して未来を考える??</text:p>
            <text:p>尾ノ上直子</text:p>
            <text:p>プロジェクター</text:p>
          </table:table-cell>
          <table:table-cell table:style-name="ce7" office:value-type="string" calcext:value-type="string">
            <text:p>「ヒトを動かす!」マーケティングのチカラ</text:p>
            <text:p>上野 裕介</text:p>
            <text:p>プロジェクター</text:p>
          </table:table-cell>
          <table:table-cell table:style-name="ce7" office:value-type="string" calcext:value-type="string">
            <text:p>セルフお灸を体験してみよう。</text:p>
            <text:p>加 大輔</text:p>
            <text:p>プロジェクター</text:p>
          </table:table-cell>
          <table:table-cell table:style-name="ce7" office:value-type="string" calcext:value-type="string">
            <text:p>まるでステンドグラス!?学生と自由研究★</text:p>
            <text:p>神保茉柚 谷本雄紀 本田凌也</text:p>
            <text:p>プロジェクター</text:p>
          </table:table-cell>
          <table:table-cell table:style-name="ce7" office:value-type="string" calcext:value-type="string">
            <text:p>大好きな家族を守るための ねこねこ防災</text:p>
            <text:p>山口 なな </text:p>
            <text:p>プロジェクター</text:p>
          </table:table-cell>
          <table:table-cell table:style-name="ce7" office:value-type="string" calcext:value-type="string">
            <text:p>発達障害を知って夢の実現に役立てよう</text:p>
            <text:p>広瀬一惠</text:p>
            <text:p/>
          </table:table-cell>
          <table:table-cell table:style-name="ce7" office:value-type="string" calcext:value-type="string">
            <text:p>父親に母性はあるのか!?</text:p>
            <text:p>若狭先生、</text:p>
            <text:p>プロジェクター</text:p>
          </table:table-cell>
          <table:table-cell table:style-name="ce7" office:value-type="string" calcext:value-type="string">
            <text:p>実録!老人ホーム探し相談</text:p>
            <text:p>こちあり!の案内人</text:p>
            <text:p>プロジェクター</text:p>
          </table:table-cell>
          <table:table-cell office:value-type="string" calcext:value-type="string">
            <text:p>知りたくありませんか?家庭での勉強法</text:p>
            <text:p>ダディー先生</text:p>
            <text:p/>
          </table:table-cell>
          <table:table-cell table:style-name="ce7" office:value-type="string" calcext:value-type="string">
            <text:p>芭蕉は忍者だったのか</text:p>
            <text:p>堺谷真人</text:p>
            <text:p/>
          </table:table-cell>
          <table:table-cell table:style-name="ce7" office:value-type="string" calcext:value-type="string">
            <text:p>ナナイロのカケラブローチ作り</text:p>
            <text:p>しおいりともえ</text:p>
            <text:p/>
          </table:table-cell>
          <table:table-cell table:style-name="ce7" office:value-type="string" calcext:value-type="string">
            <text:p>シオノギキャリア開発センターによる講座</text:p>
            <text:p>シオノギキャリア開発センターのどなたか</text:p>
            <text:p/>
          </table:table-cell>
          <table:table-cell table:style-name="ce7" office:value-type="string" calcext:value-type="string">
            <text:p>『稲むらの火』から見る防災講座</text:p>
            <text:p>まゆゆっこ</text:p>
            <text:p>プロジェクター</text:p>
          </table:table-cell>
          <table:table-cell office:value-type="string" calcext:value-type="string">
            <text:p>サマセミで復活!パネルクイズアマック25</text:p>
            <text:p>古川 剛</text:p>
            <text:p>プロジェクター</text:p>
          </table:table-cell>
          <table:table-cell office:value-type="string" calcext:value-type="string">
            <text:p>189</text:p>
            <text:p>タカサキ カズミ</text:p>
            <text:p>プロジェクター</text:p>
          </table:table-cell>
          <table:table-cell office:value-type="string" calcext:value-type="string">
            <text:p>今、南海トラフ大地震が起こったら</text:p>
            <text:p>広瀬 徹</text:p>
            <text:p/>
          </table:table-cell>
          <table:table-cell office:value-type="string" calcext:value-type="string">
            <text:p>尼崎市役所ファシリ部のグラレコビギナーズ</text:p>
            <text:p>ファシリ部部長 柳幸佐代美</text:p>
            <text:p/>
          </table:table-cell>
          <table:table-cell table:number-columns-repeated="978"/>
        </table:table-row>
        <table:table-row table:style-name="ro1">
          <table:table-cell table:number-columns-repeated="1003"/>
        </table:table-row>
        <table:table-row table:style-name="ro1">
          <table:table-cell table:number-columns-repeated="2"/>
          <table:table-cell office:value-type="string" calcext:value-type="string">
            <text:p>r</text:p>
          </table:table-cell>
          <table:table-cell>
            <draw:control table:end-cell-address="時間割.D15" table:end-x="3.205cm" table:end-y="0.415cm" draw:z-index="0" draw:text-style-name="P1" svg:width="2.616cm" svg:height="0.725cm" svg:x="0.589cm" svg:y="0.141cm" draw:control="control1"/>
          </table:table-cell>
          <table:table-cell table:style-name="ce8"/>
          <table:table-cell table:style-name="ce13" office:value-type="string" calcext:value-type="string">
            <text:p>設定</text:p>
          </table:table-cell>
          <table:table-cell table:number-columns-repeated="997"/>
        </table:table-row>
        <table:table-row table:style-name="ro1">
          <table:table-cell table:number-columns-repeated="2"/>
          <table:table-cell office:value-type="string" calcext:value-type="string">
            <text:p>r</text:p>
          </table:table-cell>
          <table:table-cell/>
          <table:table-cell table:style-name="ce9" office:value-type="string" calcext:value-type="string">
            <text:p>プロジェクタ数</text:p>
          </table:table-cell>
          <table:table-cell table:style-name="ce14" office:value-type="float" office:value="20" calcext:value-type="float">
            <text:p>20</text:p>
          </table:table-cell>
          <table:table-cell table:number-columns-repeated="997"/>
        </table:table-row>
        <table:table-row table:style-name="ro1">
          <table:table-cell table:number-columns-repeated="4"/>
          <table:table-cell table:style-name="ce10" office:value-type="string" calcext:value-type="string">
            <text:p>パソコン数</text:p>
          </table:table-cell>
          <table:table-cell table:style-name="ce14" office:value-type="float" office:value="0" calcext:value-type="float">
            <text:p>0</text:p>
          </table:table-cell>
          <table:table-cell table:number-columns-repeated="997"/>
        </table:table-row>
        <table:table-row table:style-name="ro1" table:number-rows-repeated="3">
          <table:table-cell table:number-columns-repeated="1003"/>
        </table:table-row>
        <table:table-row table:style-name="ro1">
          <table:table-cell table:number-columns-repeated="4"/>
          <table:table-cell table:style-name="ce11"/>
          <table:table-cell table:number-columns-repeated="998"/>
        </table:table-row>
        <table:table-row table:style-name="ro1" table:number-rows-repeated="3">
          <table:table-cell table:number-columns-repeated="4"/>
          <table:table-cell table:style-name="ce12"/>
          <table:table-cell table:number-columns-repeated="998"/>
        </table:table-row>
        <table:table-row table:style-name="ro1" table:number-rows-repeated="1048552">
          <table:table-cell table:number-columns-repeated="1003"/>
        </table:table-row>
        <table:table-row table:style-name="ro1">
          <table:table-cell table:number-columns-repeated="1003"/>
        </table:table-row>
      </table:table>
      <table:table table:name="割り振れなかった授業" table:style-name="ta1">
        <table:table-column table:style-name="co5" table:number-columns-repeated="26" table:default-cell-style-name="Default"/>
        <table:table-row table:style-name="ro2">
          <table:table-cell/>
          <table:table-cell office:value-type="float" office:value="155" calcext:value-type="float">
            <text:p>155</text:p>
          </table:table-cell>
          <table:table-cell office:value-type="float" office:value="44690.7277777778" calcext:value-type="float">
            <text:p>44690.7277777778</text:p>
          </table:table-cell>
          <table:table-cell office:value-type="string" calcext:value-type="string">
            <text:p>ベテランガイドが語る京都名所こぼれ話</text:p>
          </table:table-cell>
          <table:table-cell office:value-type="string" calcext:value-type="string">
            <text:p>古市和久</text:p>
          </table:table-cell>
          <table:table-cell office:value-type="string" calcext:value-type="string">
            <text:p>ーー</text:p>
          </table:table-cell>
          <table:table-cell/>
          <table:table-cell office:value-type="string" calcext:value-type="string">
            <text:p>１．ことば</text:p>
          </table:table-cell>
          <table:table-cell office:value-type="string" calcext:value-type="string">
            <text:p>金閣寺:華麗さに隠れた惨劇、銀閣寺:盗まれた石庭とは、南禅寺:幽霊退治伝説[br]東福寺:春より秋を選んだ寺、清水寺:テーマパークの舞台裏</text:p>
          </table:table-cell>
          <table:table-cell office:value-type="string" calcext:value-type="string">
            <text:p>聴講形式</text:p>
          </table:table-cell>
          <table:table-cell table:number-columns-repeated="2"/>
          <table:table-cell office:value-type="string" calcext:value-type="string">
            <text:p>小学生・中高生・大人</text:p>
          </table:table-cell>
          <table:table-cell/>
          <table:table-cell office:value-type="string" calcext:value-type="string">
            <text:p>はい</text:p>
          </table:table-cell>
          <table:table-cell office:value-type="string" calcext:value-type="string">
            <text:p>古市和久</text:p>
          </table:table-cell>
          <table:table-cell office:value-type="string" calcext:value-type="string">
            <text:p>フルイチ</text:p>
          </table:table-cell>
          <table:table-cell/>
          <table:table-cell office:value-type="string" calcext:value-type="string">
            <text:p>サマセミホームページ</text:p>
          </table:table-cell>
          <table:table-cell office:value-type="string" calcext:value-type="string">
            <text:p>６日(土)午前　　　・６日(土)午後　　　・７日(日)午前　　　・７日(日)午後</text:p>
          </table:table-cell>
          <table:table-cell office:value-type="string" calcext:value-type="string">
            <text:p>どこでもＯＫ</text:p>
          </table:table-cell>
          <table:table-cell table:number-columns-repeated="2"/>
          <table:table-cell table:number-columns-repeated="2" office:value-type="string" calcext:value-type="string">
            <text:p>はい</text:p>
          </table:table-cell>
          <table:table-cell office:value-type="float" office:value="321" calcext:value-type="float">
            <text:p>321</text:p>
          </table:table-cell>
        </table:table-row>
        <table:table-row table:style-name="ro2">
          <table:table-cell/>
          <table:table-cell office:value-type="float" office:value="122" calcext:value-type="float">
            <text:p>122</text:p>
          </table:table-cell>
          <table:table-cell office:value-type="float" office:value="44685.9388888889" calcext:value-type="float">
            <text:p>44685.9388888889</text:p>
          </table:table-cell>
          <table:table-cell office:value-type="string" calcext:value-type="string">
            <text:p>パッと目を引く服コーデは仲良し色で決まり</text:p>
          </table:table-cell>
          <table:table-cell office:value-type="string" calcext:value-type="string">
            <text:p>市川 多恵子</text:p>
          </table:table-cell>
          <table:table-cell table:number-columns-repeated="2"/>
          <table:table-cell office:value-type="string" calcext:value-type="string">
            <text:p>９．くらし</text:p>
          </table:table-cell>
          <table:table-cell office:value-type="string" calcext:value-type="string">
            <text:p>「服の組み合わせって面倒、買った時と同じでいいわ」と思っている方や色に興味のある人。しりとり遊びや仲間集めをする様に楽しみながらセンスアップしましょう。明日のあなたは“キラッと魅力を発する人になる!”</text:p>
          </table:table-cell>
          <table:table-cell office:value-type="string" calcext:value-type="string">
            <text:p>体験形式・聴講形式</text:p>
          </table:table-cell>
          <table:table-cell table:number-columns-repeated="3"/>
          <table:table-cell office:value-type="float" office:value="15" calcext:value-type="float">
            <text:p>15</text:p>
          </table:table-cell>
          <table:table-cell office:value-type="string" calcext:value-type="string">
            <text:p>いいえ</text:p>
          </table:table-cell>
          <table:table-cell office:value-type="string" calcext:value-type="string">
            <text:p>市川　多恵子</text:p>
          </table:table-cell>
          <table:table-cell office:value-type="string" calcext:value-type="string">
            <text:p>いちかわ　たえこ</text:p>
          </table:table-cell>
          <table:table-cell/>
          <table:table-cell office:value-type="string" calcext:value-type="string">
            <text:p>その他</text:p>
          </table:table-cell>
          <table:table-cell office:value-type="string" calcext:value-type="string">
            <text:p>６日(土)午前　　　・６日(土)午後　　　・７日(日)午前　　　・７日(日)午後</text:p>
          </table:table-cell>
          <table:table-cell office:value-type="string" calcext:value-type="string">
            <text:p>普通・個別教室</text:p>
          </table:table-cell>
          <table:table-cell table:number-columns-repeated="2"/>
          <table:table-cell table:number-columns-repeated="2" office:value-type="string" calcext:value-type="string">
            <text:p>はい</text:p>
          </table:table-cell>
          <table:table-cell office:value-type="float" office:value="286" calcext:value-type="float">
            <text:p>286</text:p>
          </table:table-cell>
        </table:table-row>
      </table:table>
      <table:named-expressions/>
      <table:database-ranges>
        <table:database-range table:name="__Anonymous_Sheet_DB__0" table:target-range-address="時間割.C2:時間割.U1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JP" svg:font-family="'Noto Sans CJK JP'"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Liberation Sans" fo:font-size="10pt" fo:language="en" fo:country="US" style:font-name-asian="Segoe UI" style:font-size-asian="10pt" style:language-asian="ja" style:country-asian="JP"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ＭＳ Ｐ明朝'" style:font-family-generic-asian="system" style:font-pitch-asian="variable" style:font-size-asian="12pt" style:language-asian="ja" style:country-asian="JP" style:font-name-complex="Tahoma" style:font-size-complex="12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decimal-places="0" number:min-integer-digits="1" number:grouping="true"/>
      <style:map style:condition="value()&gt;=0" style:apply-style-name="N103P0"/>
    </number:currency-style>
    <number:number-style style:name="N147P0" style:volatile="true">
      <number:number number:decimal-places="0" number:min-decimal-places="0" number:min-integer-digits="1" number:grouping="true"/>
    </number:number-style>
    <number:number-style style:name="N147">
      <number:text>-</number:text>
      <number:number number:decimal-places="0" number:min-decimal-places="0" number:min-integer-digits="1" number:grouping="true"/>
      <style:map style:condition="value()&gt;=0" style:apply-style-name="N147P0"/>
    </number:number-style>
    <number:number-style style:name="N145P0" style:volatile="true">
      <number:text>$</number:text>
      <number:number number:decimal-places="2" number:min-decimal-places="2" number:min-integer-digits="1" number:grouping="true"/>
      <number:text> </number:text>
    </number:number-style>
    <number:number-style style:name="N145">
      <number:text>($</number:text>
      <number:number number:decimal-places="2" number:min-decimal-places="2" number:min-integer-digits="1" number:grouping="true"/>
      <number:text>)</number:text>
      <style:map style:condition="value()&gt;=0" style:apply-style-name="N145P0"/>
    </number:number-style>
    <number:number-style style:name="N143P0" style:volatile="true">
      <number:text>$</number:text>
      <number:number number:decimal-places="0" number:min-decimal-places="0" number:min-integer-digits="1" number:grouping="true"/>
      <number:text> </number:text>
    </number:number-style>
    <number:number-style style:name="N143">
      <style:text-properties fo:color="#ff0000"/>
      <number:text>($</number:text>
      <number:number number:decimal-places="0" number:min-decimal-places="0" number:min-integer-digits="1" number:grouping="true"/>
      <number:text>)</number:text>
      <style:map style:condition="value()&gt;=0" style:apply-style-name="N143P0"/>
    </number:number-style>
    <number:time-style style:name="N140">
      <number:minutes number:style="long"/>
      <number:text>:</number:text>
      <number:seconds number:style="long" number:decimal-places="1"/>
    </number:time-style>
    <number:number-style style:name="N139P0" style:volatile="true">
      <number:text>¥</number:text>
      <number:number number:decimal-places="2" number:min-decimal-places="2" number:min-integer-digits="1" number:grouping="true"/>
    </number:number-style>
    <number:number-style style:name="N139">
      <style:text-properties fo:color="#ff0000"/>
      <number:text>¥-</number:text>
      <number:number number:decimal-places="2" number:min-decimal-places="2" number:min-integer-digits="1" number:grouping="true"/>
      <style:map style:condition="value()&gt;=0" style:apply-style-name="N139P0"/>
    </number:number-style>
    <number:time-style style:name="N138" number:truncate-on-overflow="false">
      <number:hours/>
      <number:text>:</number:text>
      <number:minutes number:style="long"/>
      <number:text>:</number:text>
      <number:seconds number:style="long"/>
    </number:time-style>
    <number:number-style style:name="N137P0" style:volatile="true">
      <number:text>¥</number:text>
      <number:number number:decimal-places="2" number:min-decimal-places="2" number:min-integer-digits="1" number:grouping="true"/>
    </number:number-style>
    <number:number-style style:name="N137">
      <number:text>¥-</number:text>
      <number:number number:decimal-places="2" number:min-decimal-places="2" number:min-integer-digits="1" number:grouping="true"/>
      <style:map style:condition="value()&gt;=0" style:apply-style-name="N137P0"/>
    </number:number-style>
    <number:number-style style:name="N135P0" style:volatile="true">
      <number:number number:decimal-places="0" number:min-decimal-places="0" number:min-integer-digits="1" number:grouping="true"/>
    </number:number-style>
    <number:number-style style:name="N135">
      <style:text-properties fo:color="#ff0000"/>
      <number:text>-</number:text>
      <number:number number:decimal-places="0" number:min-decimal-places="0" number:min-integer-digits="1" number:grouping="true"/>
      <style:map style:condition="value()&gt;=0" style:apply-style-name="N135P0"/>
    </number:number-style>
    <number:number-style style:name="N134P0" style:volatile="true">
      <number:text> ¥</number:text>
      <number:fill-character> </number:fill-character>
      <number:number number:decimal-places="2" number:min-decimal-places="2" number:min-integer-digits="1" number:grouping="true"/>
      <number:text> </number:text>
    </number:number-style>
    <number:number-style style:name="N134P1" style:volatile="true">
      <number:text> ¥</number:text>
      <number:fill-character> </number:fill-character>
      <number:text>-</number:text>
      <number:number number:decimal-places="2" number:min-decimal-places="2" number:min-integer-digits="1" number:grouping="true"/>
      <number:text> </number:text>
    </number:number-style>
    <number:number-style style:name="N134P2" style:volatile="true">
      <number:text> ¥</number:text>
      <number:fill-character> </number:fill-character>
      <number:text>-</number:text>
      <number:number number:decimal-places="0" number:min-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time-style style:name="N130">
      <number:minutes number:style="long"/>
      <number:text>:</number:text>
      <number:seconds number:style="long"/>
    </number:time-style>
    <number:number-style style:name="N129P0" style:volatile="true">
      <number:text>¥</number:text>
      <number:number number:decimal-places="0" number:min-decimal-places="0" number:min-integer-digits="1" number:grouping="true"/>
    </number:number-style>
    <number:number-style style:name="N129">
      <number:text>¥-</number:text>
      <number:number number:decimal-places="0" number:min-decimal-places="0" number:min-integer-digits="1" number:grouping="true"/>
      <style:map style:condition="value()&gt;=0" style:apply-style-name="N129P0"/>
    </number:number-style>
    <number:number-style style:name="N128P0" style:volatile="true">
      <number:number number:decimal-places="2" number:min-decimal-places="2" number:min-integer-digits="1" number:grouping="true"/>
    </number:number-style>
    <number:number-style style:name="N128">
      <style:text-properties fo:color="#ff0000"/>
      <number:text>-</number:text>
      <number:number number:decimal-places="2" number:min-decimal-places="2" number:min-integer-digits="1" number:grouping="true"/>
      <style:map style:condition="value()&gt;=0" style:apply-style-name="N128P0"/>
    </number:number-style>
    <number:number-style style:name="N127P0" style:volatile="true">
      <number:fill-character> </number:fill-character>
      <number:number number:decimal-places="0" number:min-decimal-places="0" number:min-integer-digits="1" number:grouping="true"/>
      <number:text> </number:text>
    </number:number-style>
    <number:number-style style:name="N127P1" style:volatile="true">
      <number:fill-character> </number:fill-character>
      <number:text>-</number:text>
      <number:number number:decimal-places="0" number:min-decimal-places="0" number:min-integer-digits="1" number:grouping="true"/>
      <number:text> </number:text>
    </number:number-style>
    <number:number-style style:name="N127P2" style:volatile="true">
      <number:fill-character> </number:fill-character>
      <number:text>-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23P0" style:volatile="true">
      <number:text> ¥</number:text>
      <number:fill-character> </number:fill-character>
      <number:number number:decimal-places="0" number:min-decimal-places="0" number:min-integer-digits="1" number:grouping="true"/>
      <number:text> </number:text>
    </number:number-style>
    <number:number-style style:name="N123P1" style:volatile="true">
      <number:text> ¥</number:text>
      <number:fill-character> </number:fill-character>
      <number:text>-</number:text>
      <number:number number:decimal-places="0" number:min-decimal-places="0" number:min-integer-digits="1" number:grouping="true"/>
      <number:text> </number:text>
    </number:number-style>
    <number:number-style style:name="N123P2" style:volatile="true">
      <number:text> ¥</number:text>
      <number:fill-character> </number:fill-character>
      <number:text>-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48P0" style:volatile="true">
      <number:number number:decimal-places="2" number:min-decimal-places="2" number:min-integer-digits="1" number:grouping="true"/>
    </number:number-style>
    <number:number-style style:name="N148">
      <number:text>-</number:text>
      <number:number number:decimal-places="2" number:min-decimal-places="2" number:min-integer-digits="1" number:grouping="true"/>
      <style:map style:condition="value()&gt;=0" style:apply-style-name="N148P0"/>
    </number:number-style>
    <number:number-style style:name="N119P0" style:volatile="true">
      <number:text>¥</number:text>
      <number:number number:decimal-places="0" number:min-decimal-places="0" number:min-integer-digits="1" number:grouping="true"/>
    </number:number-style>
    <number:number-style style:name="N119">
      <style:text-properties fo:color="#ff0000"/>
      <number:text>¥-</number:text>
      <number:number number:decimal-places="0" number:min-decimal-places="0" number:min-integer-digits="1" number:grouping="true"/>
      <style:map style:condition="value()&gt;=0" style:apply-style-name="N119P0"/>
    </number:number-style>
    <number:number-style style:name="N146P0" style:volatile="true">
      <number:text>$</number:text>
      <number:number number:decimal-places="2" number:min-decimal-places="2" number:min-integer-digits="1" number:grouping="true"/>
      <number:text> </number:text>
    </number:number-style>
    <number:number-style style:name="N146">
      <style:text-properties fo:color="#ff0000"/>
      <number:text>($</number:text>
      <number:number number:decimal-places="2" number:min-decimal-places="2" number:min-integer-digits="1" number:grouping="true"/>
      <number:text>)</number:text>
      <style:map style:condition="value()&gt;=0" style:apply-style-name="N146P0"/>
    </number:number-style>
    <number:number-style style:name="N117P0" style:volatile="true">
      <number:fill-character> </number:fill-character>
      <number:number number:decimal-places="2" number:min-decimal-places="2" number:min-integer-digits="1" number:grouping="true"/>
      <number:text> </number:text>
    </number:number-style>
    <number:number-style style:name="N117P1" style:volatile="true">
      <number:fill-character> </number:fill-character>
      <number:text>-</number:text>
      <number:number number:decimal-places="2" number:min-decimal-places="2" number:min-integer-digits="1" number:grouping="true"/>
      <number:text> </number:text>
    </number:number-style>
    <number:number-style style:name="N117P2" style:volatile="true">
      <number:fill-character> </number:fill-character>
      <number:text>-</number:text>
      <number:number number:decimal-places="0" number:min-decimal-places="0" number:min-integer-digits="0"/>
      <number:text>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42P0" style:volatile="true">
      <number:text>$</number:text>
      <number:number number:decimal-places="0" number:min-decimal-places="0" number:min-integer-digits="1" number:grouping="true"/>
      <number:text> </number:text>
    </number:number-style>
    <number:number-style style:name="N142">
      <number:text>($</number:text>
      <number:number number:decimal-places="0" number:min-decimal-places="0" number:min-integer-digits="1" number:grouping="true"/>
      <number:text>)</number:text>
      <style:map style:condition="value()&gt;=0" style:apply-style-name="N142P0"/>
    </number:number-style>
    <number:number-style style:name="N113">
      <number:scientific-number number:decimal-places="1" number:min-decimal-places="1" number:min-integer-digits="3" number:min-exponent-digits="1" number:exponent-interval="3" number:forced-exponent-sign="true"/>
    </number:number-style>
    <number:date-style style:name="N10126" number:language="ja" number:country="JP">
      <number:year number:style="long"/>
      <number:text>/</number:text>
      <number:month/>
      <number:text>/</number:text>
      <number:day/>
    </number:date-style>
    <number:date-style style:name="N10125" number:language="ja" number:country="JP">
      <number:day/>
      <number:text>-</number:text>
      <number:month number:textual="true"/>
      <number:text>-</number:text>
      <number:year/>
    </number:date-style>
    <number:date-style style:name="N10124" number:language="ja" number:country="JP">
      <number:day/>
      <number:text>-</number:text>
      <number:month number:textual="true"/>
    </number:date-style>
    <number:date-style style:name="N10123" number:language="ja" number:country="JP">
      <number:month number:textual="true"/>
      <number:text>-</number:text>
      <number:year/>
    </number:date-style>
    <number:time-style style:name="N10122" number:language="ja" number:country="JP">
      <number:hours/>
      <number:text>:</number:text>
      <number:minutes number:style="long"/>
      <number:text> </number:text>
      <number:am-pm/>
    </number:time-style>
    <number:time-style style:name="N10121" number:language="ja" number:country="JP">
      <number:hours/>
      <number:text>:</number:text>
      <number:minutes number:style="long"/>
      <number:text>:</number:text>
      <number:seconds number:style="long"/>
      <number:text> </number:text>
      <number:am-pm/>
    </number:time-style>
    <number:time-style style:name="N10120" number:language="ja" number:country="JP">
      <number:hours/>
      <number:text>:</number:text>
      <number:minutes number:style="long"/>
      <number:text>:</number:text>
      <number:seconds number:style="long"/>
    </number:time-style>
    <number:date-style style:name="N10119" number:language="ja" number:country="JP">
      <number:month/>
      <number:text>/</number:text>
      <number:day/>
      <number:text>/</number:text>
      <number:year/>
    </number:date-style>
    <number:date-style style:name="N10118" number:language="ja" number:country="JP">
      <number:year number:style="long"/>
      <number:text>年</number:text>
      <number:month/>
      <number:text>月</number:text>
    </number:date-style>
    <number:number-style style:name="N10117P0" style:volatile="true" number:language="ja" number:country="JP">
      <number:text>¥</number:text>
      <number:number number:decimal-places="0" number:min-decimal-places="0" number:min-integer-digits="1" number:grouping="true"/>
    </number:number-style>
    <number:number-style style:name="N10117" number:language="ja" number:country="JP">
      <number:text>-¥</number:text>
      <number:number number:decimal-places="0" number:min-decimal-places="0" number:min-integer-digits="1" number:grouping="true"/>
      <style:map style:condition="value()&gt;=0" style:apply-style-name="N10117P0"/>
    </number:number-style>
    <number:number-style style:name="N10116P0" style:volatile="true" number:language="ja" number:country="JP">
      <number:text>¥</number:text>
      <number:number number:decimal-places="0" number:min-decimal-places="0" number:min-integer-digits="1" number:grouping="true"/>
    </number:number-style>
    <number:number-style style:name="N10116" number:language="ja" number:country="JP">
      <style:text-properties fo:color="#ff0000"/>
      <number:text>-¥</number:text>
      <number:number number:decimal-places="0" number:min-decimal-places="0" number:min-integer-digits="1" number:grouping="true"/>
      <style:map style:condition="value()&gt;=0" style:apply-style-name="N10116P0"/>
    </number:number-style>
    <number:number-style style:name="N10114P0" style:volatile="true" number:language="ja" number:country="JP">
      <number:text>¥</number:text>
      <number:number number:decimal-places="2" number:min-decimal-places="2" number:min-integer-digits="1" number:grouping="true"/>
    </number:number-style>
    <number:number-style style:name="N10114" number:language="ja" number:country="JP">
      <number:text>-¥</number:text>
      <number:number number:decimal-places="2" number:min-decimal-places="2" number:min-integer-digits="1" number:grouping="true"/>
      <style:map style:condition="value()&gt;=0" style:apply-style-name="N10114P0"/>
    </number:number-style>
    <number:number-style style:name="N10113P0" style:volatile="true" number:language="ja" number:country="JP">
      <number:text>¥</number:text>
      <number:number number:decimal-places="2" number:min-decimal-places="2" number:min-integer-digits="1" number:grouping="true"/>
    </number:number-style>
    <number:number-style style:name="N10113" number:language="ja" number:country="JP">
      <style:text-properties fo:color="#ff0000"/>
      <number:text>-¥</number:text>
      <number:number number:decimal-places="2" number:min-decimal-places="2" number:min-integer-digits="1" number:grouping="true"/>
      <style:map style:condition="value()&gt;=0" style:apply-style-name="N10113P0"/>
    </number:number-style>
    <style:style style:name="Default" style:family="table-cell">
      <style:text-properties style:font-name-asian="ＭＳ Ｐゴシック" style:font-family-asian="'ＭＳ Ｐゴシック'" style:font-family-generic-asian="system" style:font-pitch-asian="variable" style:font-name-complex="Mangal" style:font-family-complex="Mangal"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office:styles>
  <office:automatic-styles>
    <number:number-style style:name="N2">
      <number:number number:decimal-places="2" number:min-decimal-places="2" number:min-integer-digits="1"/>
    </number:number-style>
    <style:page-layout style:name="Mpm1">
      <style:page-layout-properties fo:page-width="29.7cm" fo:page-height="21.001cm" style:num-format="1" style:print-orientation="landscape" fo:margin-top="1cm" fo:margin-bottom="1cm" fo:margin-left="1cm" fo:margin-right="1cm" style:scale-to="1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5-17">0000/00/00</text:date>, <text:time style:data-style-name="N2" text:time-value="20:47:46.800695301">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3-28T12:20:26.939000000</meta:creation-date>
    <dc:date>2022-05-17T02:21:15.890606132</dc:date>
    <meta:editing-duration>P4DT18H9M37S</meta:editing-duration>
    <meta:editing-cycles>387</meta:editing-cycles>
    <meta:generator>LibreOffice/7.3.3.2$Linux_X86_64 LibreOffice_project/30$Build-2</meta:generator>
    <meta:document-statistic meta:table-count="2" meta:cell-count="321" meta:object-count="1"/>
  </office:meta>
</office:document-meta>
</file>

<file path=Basic/Standard/createTimeTable.xml><?xml version="1.0" encoding="utf-8"?>
<!DOCTYPE module  PUBLIC '-//OpenOffice.org//DTD OfficeDocument 1.0//EN'  'module.dtd'>
<script:module xmlns:script="http://openoffice.org/2000/script" script:name="createTimeTable" script:language="StarBasic">'
' Copyright (c) 2016 まいこん
' This software is released under the MIT License.
' http://opensource.org/licenses/mit-license.php
' 自動割振ツール
'  普通教室の想定は５室　時間割シートの教室ｎ列を挿入削除する事で増減可能
'  プロジェクタとＰＣは７台の想定 設定セルを編集する事で増減可能
' まいこん Ver1.0 2016/04/02 新規作成
' まいこん Ver2.0 2018/04/20 同一時間の同一センセイ回避機能追加
' まいこん Ver3.0 2021/05/08 今年度用の仕様変更
'

'Private classRoomMax                 As Integer
Private maxColumn                    As Integer
Private odsSheet                     As Object
Private Const MIN_ROW                As Integer = 2
Private Const MAX_ROW                As Integer = 11
Private Const MIN_COLUMN             As Integer = 3
Private Const DAY_TIME_COLUMN        As Integer = MIN_COLUMN - 1
Private Const CLASSROOM_ROW          As Integer = MIN_ROW - 1
Private prjStock                     As Integer
Private pcStock                      As Integer
Private Const PROJECTOR_COLUMN       As Integer = MIN_COLUMN + 2
Private Const PROJECTOR_ROW          As Integer = MAX_ROW + 3
Private Const PC_COLUMN              As Integer = MIN_COLUMN + 2
Private Const PC_ROW                 As Integer = MAX_ROW + 4
Private errorTuitions( )             As Variant
Private Const TMP_SHEET_NAME         As String  = "一時シート"
Private Const ERROR_SHEET_NAME       As String  = "割り振れなかった授業"
Private tmpSheet                     As Object
Private crlf                         As String
Private delimiter                    As String
Private Const BLANK                  As String  = ""
Private Const SPACE                  As String  = " "
Private Const SHIFT_JIS              As String  = "60"
Private Const UTF_8                  As String  = "76"
Private Const CSV_ENCODING           As String  = SHIFT_JIS
Private csvSheet                     As Object
Private csvCmp                       As Object
Private Const TUITION_PRIORITY_MIN   As Integer = 9
Private Const CLASSROOM_PRIORITY_MIN As Integer = 5
Private Const EQUIPMENT_PRIORITY_MIN As Integer = 3
Private Const TUITION_FORM_COLUMN    As Integer = 100	'ZZ
Private Const CAN_TUITION_COLUMN     As Integer = 19	'T
Private Const CANT_TUITION_COLUMN    As Integer = 100	'ZZ
Private Const CLASSROOM_COLUMN       As Integer = 20	'U
Private Const EQUIPMENT_COLUMN       As Integer = 21	'V
Private Const TITLE_COLUMN           As Integer = 3		'D
Private Const TEACHER_COLUMN         As Integer = 4		'E
Private Const CATEGORY_COLUMN        As Integer = 7		'H
Private Const MSG_BOX_YES            As Integer = 6
Private categoryCounts( 9, 9)        As Integer

'
' 主処理
'
Sub Main
	initialize( )
	
	sortTemporarySheet( csvCmp)
	
	Dim i As Integer: i = 1
	While tmpSheet.getCellByPosition( 1, i).String &lt;&gt; BLANK
		setTuition( i)
		i = i + 1
	Wend
	
	destroy( csvCmp)
End Sub

'
' 初期化
'
Sub initialize
	Dim fileName As String: fileName = ThisComponent.getTitle( )
	Dim filePath As String: filePath = ConvertFromURL( ThisComponent.getLocation( ))
	Dim nextFile As String
	
	odsSheet = ThisComponent.CurrentController.ActiveSheet
	With odsSheet
'		プロジェクタ数とパソコン数を設定から取得
		prjStock = CInt( .getCellByPosition( PROJECTOR_COLUMN, PROJECTOR_ROW).String)
		pcStock = CInt( .getCellByPosition( PC_COLUMN, PC_ROW).String)
'		改行コード
		crlf = Chr$( 10)
		delimiter = "　　　・"	'・や,
	
		Dim j As Integer: j = MIN_COLUMN
'		教室の最大数を取得
		While .getCellByPosition( j, CLASSROOM_ROW).String &lt;&gt; BLANK
'			print .getCellByPosition( j, 1).String
'			If InStr( .getCellByPosition( j, 1).String, "普通教室") &gt; 0 Then
'				classRoomMax = j
'			End If
			j = j + 1
		Wend
		maxColumn = j - 1
		If MSG_BOX_YES = MsgBox( "自動割り振りの前に初期化を実行しますか？" &amp; crlf &amp; _
		"手動で事前割り振りを行う場合は初期化しないで（いいえを選択して）下さい" &amp; crlf &amp; _
		"初期化すると既存の割り振りは削除されます", 36, "自動割り振りを開始します") Then
'			既存の時間割を削除（書式は残す）
			.getCellRangeByPosition( MIN_COLUMN, MIN_ROW, maxColumn, MAX_ROW).clearContents( _
				com.sun.star.sheet.CellFlags.STRING + com.sun.star.sheet.CellFlags.VALUE)
		End If
	End With
	With ThisComponent.getSheets( )
'		エラーの初期化
		.removeByName( ERROR_SHEET_NAME)
		.insertNewByName( ERROR_SHEET_NAME, 1)
	End With
	
'	同じ階層の最初に見付けたCSVを開く
	nextFile = Dir( Left( filePath, Len( filePath) - Len( fileName)), 0)
	Do While nextFile &lt;&gt; BLANK
'		print Mid(nextFile, Len( nextFile) - 3)
		If Mid( nextFile, Len( nextFile) - 3) = ".csv" Then
			Exit Do
		End If
		nextFile = Dir
	Loop
	
	Dim csvPty( 1) As New com.sun.star.beans.PropertyValue
	csvPty( 0).Name  = "FilterName"
	csvPty( 0).Value = "Text - txt - csv (StarCalc)"
	csvPty( 1).Name  = "FilterOptions"
	csvPty( 1).Value = "44,34,"&amp; CSV_ENCODING &amp;",1"
'	print ConvertToURL( Left( filePath, Len( filePath) - Len( fileName)) &amp; nextFile)
	csvCmp = _
		StarDesktop.loadComponentFromURL( _
			ConvertToURL( Left( filePath, Len( filePath) - Len( fileName)) &amp; nextFile), _
			"_default", 0, csvPty)
	csvSheet = csvCmp.getSheets( ).getByIndex( 0)
	createTemporarySheet( csvCmp)
End Sub

'
' 授業割り振り
'
Sub setTuition( ByVal row As Integer)
	Dim tuitionForm As String: tuitionForm = tmpSheet.getCellByPosition( TUITION_FORM_COLUMN, row).String
	Dim canTuitions( ) As Variant
	canTuitions = getArray( CAN_TUITION_COLUMN, row)
'	Dim cantTuitions( 0) As String
'	If tmpSheet.getCellByPosition( CANT_TUITION_COLUMN, row).String &lt;&gt; BLANK Then
'		ReDim cantTuitions( Ubound( Split( tmpSheet.getCellByPosition( CANT_TUITION_COLUMN, row).String, delimiter))) As String
'		cantTuitions = Split( tmpSheet.getCellByPosition( CANT_TUITION_COLUMN, row).String, delimiter)
'	Else
'		cantTuitions( 0) = BLANK
'	End If
	Dim classRooms( ) As Variant
	classRooms = getArray( CLASSROOM_COLUMN, row)
	Dim equipments( ) As Variant
	equipments = getArray( EQUIPMENT_COLUMN, row)
	
	Dim tmpCanTuitions( ) As Variant
	For Each canTuition In canTuitions
		Select Case Replace( canTuition, "　", "")
		Case "６日(土)午前"
			Redim Preserve tmpCanTuitions( Ubound( tmpCanTuitions) + 2) As Variant
			tmpCanTuitions( Ubound( tmpCanTuitions) - 1) = 0'"８月６日（土）1限目"
			tmpCanTuitions( Ubound( tmpCanTuitions))     = 1'"８月６日（土）2限目"
		Case "６日(土)午後"
			Redim Preserve tmpCanTuitions( Ubound( tmpCanTuitions) + 3) As Variant
			tmpCanTuitions( Ubound( tmpCanTuitions) - 2) = 2'"８月６日（土）3限目"
			tmpCanTuitions( Ubound( tmpCanTuitions) - 1) = 3'"８月６日（土）4限目"
			tmpCanTuitions( Ubound( tmpCanTuitions))     = 4'"８月６日（土）5限目"
		Case "７日(日)午前"
			Redim Preserve tmpCanTuitions( Ubound( tmpCanTuitions) + 2) As Variant
			tmpCanTuitions( Ubound( tmpCanTuitions) - 1) = 5'"８月７日（日）1限目"
			tmpCanTuitions( Ubound( tmpCanTuitions))     = 6'"８月７日（日）2限目"
		Case "７日(日)午後"
			Redim Preserve tmpCanTuitions( Ubound( tmpCanTuitions) + 3) As Variant
			tmpCanTuitions( Ubound( tmpCanTuitions) - 2) = 7'"８月７日（日）3限目"
			tmpCanTuitions( Ubound( tmpCanTuitions) - 1) = 8'"８月７日（日）4限目"
			tmpCanTuitions( Ubound( tmpCanTuitions))     = 9'"８月７日（日）5限目"
		End Select
	Next canTuition
	canTuitions = tmpCanTuitions
	equipments( 0) = Trim( Replace( tmpSheet.getCellByPosition( EQUIPMENT_COLUMN, row).String, "希望する", "プロジェクター"))
	
	Dim teacher As String: teacher = tmpSheet.getCellByPosition( TEACHER_COLUMN, row).String
	Dim category As Integer: category = getCategory( row)
	Dim detail As String: detail = _
		tmpSheet.getCellByPosition( TITLE_COLUMN, row).String &amp; crlf &amp;_
		teacher &amp; crlf &amp;_
		equipments( 0)'Replace( tmpSheet.getCellByPosition( EQUIPMENT_COLUMN, row).String, delimiter, SPACE)
		' TODO: その他の長文を短く
	
	For Each canTuition In canTuitions
		For Each classRoom In classRooms
			For j = MIN_COLUMN To maxColumn Step 1
				If odsSheet.getCellByPosition( j, canTuition + 2).String = BLANK And _
				( InStr( odsSheet.getCellByPosition( j, CLASSROOM_ROW).String, Left( classRoom, 5)) &gt; 0 Or _
				classRoom = "どこでもＯＫ") And _
				checkCategoryCount( canTuitions, category, categoryCounts( canTuition, category)) Then
'					市尼の場合は全室プロジェクタ可能なので確認不要
'					checkEquipment( i, equipments) Then
'							For k = MIN_COLUMN To j - 1 Step 1
'								同一時間同一センセイを回避
'								If 0 &lt; InStr( odsSheet.getCellByPosition( k, i).String, teacher) Then
'									GoTo Continue
'								End If
'							Next k
'							If 0 &lt; InStr( tuitionForm, "単発") Or tuitionForm = BLANK Then
					odsSheet.getCellByPosition( j, canTuition + 2).String = detail
					categoryCounts( canTuition, category) = categoryCounts( canTuition, category) + 1
					Exit Sub
'							Else
'								連続
'								If i &lt;&gt; Int( ( MIN_ROW + MAX_ROW) / 2) And i &lt;&gt; MAX_ROW Then
'									If odsSheet.getCellByPosition( j, i + 1).String = BLANK And _
'									checkEquipment( i + 1, equipments) Then
'										odsSheet.getCellByPosition( j, i).String = detail
'										odsSheet.getCellByPosition( j, i + 1).String = detail
'										Exit Sub
'									End If
'								End If
'							End If
				End If
'					Continue:
			Next j
		Next classRoom
	Next canTuition
	
	addErrorTuition( row)
End Sub

'
' 一時シート作成
'
Sub createTemporarySheet( ByVal csvCmp As Object)
	csvCmp.getSheets( ).copyByName( csvSheet.Name, TMP_SHEET_NAME, 1)
	tmpSheet = csvCmp.getSheets( ).getByName( TMP_SHEET_NAME)
End Sub

'
' CSVの並べ替え
'
Sub sortTemporarySheet( ByVal csvCmp As Object)
	Dim sortPty( 1) As New com.sun.star.beans.PropertyValue
	Dim sortField( 0) As New com.sun.star.util.SortField
	
	sortField( 0).Field = 1
	sortField( 0).SortAscending = True
	sortPty( 0).Name = "SortFields"
	sortPty( 0).Value = sortField( )
	sortPty( 1).Name = "ContainsHeader"
	sortPty( 1).Value = True
	
	Dim cursor As Object
	cursor = tmpSheet.createCursorByRange( tmpSheet.getCellByPosition( 0, 0))
	cursor.gotoEndOfUsedArea( True)
	
'	申し込み順に並べ替え
'	tmpSheet.getCellRangeByPosition( 0, 0, cursor.getColumns.Count, cursor.getRows.Count). _
'		sort( sortPty( ))
	
	Dim i As Integer: i = 1
	While tmpSheet.getCellByPosition( 1, i).String &lt;&gt; BLANK
		tmpSheet.getCellByPosition( cursor.getColumns.Count, i).String = _
			parsePriority( _
				tmpSheet.getCellByPosition( TUITION_FORM_COLUMN, i).String , _
				tmpSheet.getCellByPosition( CAN_TUITION_COLUMN, i).String , _
				tmpSheet.getCellByPosition( CANT_TUITION_COLUMN, i).String , _
				tmpSheet.getCellByPosition( CLASSROOM_COLUMN, i).String , _
				tmpSheet.getCellByPosition( EQUIPMENT_COLUMN, i).String _
			)
		i = i + 1
	Wend
	
'	優先順位順に並べ替え
	sortField( 0).Field = cursor.getColumns.Count
	sortPty( 0).Value = sortField( )
	tmpSheet.getCellRangeByPosition( 0, 0, cursor.getColumns.Count, cursor.getRows.Count). _
		sort( sortPty( ))
End Sub

'
' 一時シート削除
'
Sub deleteTemporarySheet( ByVal csvCmp As Object)
	csvCmp.getSheets( ).removeByName( TMP_SHEET_NAME)
End Sub

'
' エラー授業
'  既に埋まってて割り振れなかった授業を別シートへ出力する
'
Sub addErrorTuition( ByVal row As Integer)
	ReDim Preserve errorTuitions( Ubound( errorTuitions) + 1) As Variant
	errorTuitions( Ubound( errorTuitions)) = _
		tmpSheet.getCellByPosition( 1, row).String &amp; SPACE &amp; _
			tmpSheet.getCellByPosition( 2, row).String
	
	Dim cursor As Object
	cursor = tmpSheet.createCursorByRange( tmpSheet.getCellByPosition( 0, 0))
	cursor.gotoEndOfUsedArea( True)
		
	With ThisComponent.Sheets( 1)
		.Rows.insertByIndex( 0, 1)
		.getCellRangeByPosition( 0, 0, cursor.getColumns.Count - 2, 0).setDataArray( _
			tmpSheet.getCellRangeByPosition( _
				0, row, cursor.getColumns.Count - 2, row _
			).getDataArray( ) _
		)
	End With
End Sub

'
' 破棄処理
'
Sub destroy( ByVal csvCmp As Object)
	deleteTemporarySheet( csvCmp)
'	csvSheet.dispose( )
	csvCmp.dispose( )
	ThisComponent.store( )
	If 0 &lt;= Ubound( errorTuitions) Then
		Dim errorMsg As String: errorMsg = crlf
		For Each tuition In errorTuitions
			errorMsg = errorMsg &amp; tuition &amp; crlf
		Next tuition
		Msgbox( _
			"自動割り振りが異常終了しました。" &amp; crlf &amp; _
			"割り振れなかった授業はこちら…" &amp; crlf &amp; _
			errorMsg &amp; crlf &amp; _
			"割り振れなかった授業シートを確認して下さい。"_
		)
	Else
		Msgbox( "自動割り振りが正常終了しました。")
	End If
End Sub

'
' 優先順位の解析
'  開講できる日時、開講できない日時、希望教室　（複数選択可）、要望する機材など
'  を解析して辞書順の優先順位を返す
'
Function parsePriority( _
	ByVal tuitionForm As String, _
	ByVal canTuition As String, _
	ByVal cantTuition As String, _
	ByVal classRoom As String, _
	ByVal equipment As String _
) As String
	Dim tuitionPri As Integer
	If Len( canTuition) &gt; 0 Then
'		開講できる日時が指定されている場合
		tuitionPri = Ubound( Split( canTuition, delimiter))
	ElseIf Len( cantTuition) &gt; 0 Then
'		開講できない日時が指定されている場合
		tuitionPri = TUITION_PRIORITY_MIN - Ubound( Split( cantTuition, delimiter))
'	Else
'		できる日時もできない日時も指定されていない場合
'		tuitionPri = TUITION_PRIORITY_MIN
	End If
	
'		連続講座優先
	Dim formPri As Integer
	If tuitionForm = BLANK Then
'		省略されている場合は単発
		formPri = 1
	Else
		formPri = InStr( tuitionForm, "単発")
	End If
	
'	教室はどこでもＯＫが多い程優先順位が低い
	Dim classRoomPri As Integer: classRoomPri = InStr( classRoom, "どこでもＯＫ")
'	If classRoom = BLANK Then
'		希望教室　（複数選択可）が指定されていない場合
'		classRoomPri = CLASSROOM_PRIORITY_MIN
'	End If
	
'	機材は指定が多い程優先順位が高い
	Dim equipmentPri As Integer: equipmentPri = 2 - InStr( equipment, "希望する")
	If equipment = BLANK Then
'		要望する機材などが指定されていない場合
		equipmentPri = EQUIPMENT_PRIORITY_MIN
	End If
	parsePriority = CStr( tuitionPri) &amp; CStr( formPri) &amp; CStr( classRoomPri) &amp; CStr( equipmentPri)
End Function

'
' 機材の確認
'  機材が有ればTrue 無ければFalseを返す
'
Function checkEquipment( ByVal i As Integer, ByVal equipments( ) As Variant) As Boolean
	Dim prjCount As Integer: prjCount = 0
	Dim pcCount As Integer: pcCount = 0
	
	For j = MIN_COLUMN To maxColumn Step 1
		If odsSheet.getCellByPosition( j, i).String = BLANK Then
'			未設定コマの場合
			GoTo Continue
		ElseIf Ubound( Split( odsSheet.getCellByPosition( j, i).String, crlf)) &lt; 2 Then
'			設定済だが機材無の場合
			GoTo Continue
		Else
			For Each equipment In Split( Split( odsSheet.getCellByPosition( j, i).String, crlf)( 2), SPACE)
				Select Case equipment
				Case "プロジェクター"
					prjCount = prjCount + 1
				Case "パソコン"
					pcCount = pcCount + 1
				End Select
			Next equipment
		End If
	Continue:
	Next j
	For Each equipment In equipments
		Select Case Trim( equipment)
		Case "プロジェクター"
			If prjCount = prjStock Then
				checkEquipment = False
			End If
		Case "パソコン"
			If pcCount = pcStock Then
				checkEquipment = False
			End If
		End Select
	Next equipment
	checkEquipment = True
End Function

'
' カテゴリの確認
'  開講可能日時の範囲内でカテゴリの割当回数が最低ならばTrue それ以外であればFalseを返す
'
Function checkCategoryCount( ByVal canTuitions( ) As Variant, ByVal category As Integer, ByVal currentCount As Integer) As Boolean
	Dim minCount As Integer: minCount = 99
	For Each canTuition In canTuitions
		If categoryCounts( canTuition, category) &lt; minCount Then
			minCount = categoryCounts( canTuition, category)
		End If
	Next canTuition
	
	If currentCount = minCount Then
		checkCategoryCount = True
	Else
		checkCategoryCount = False
	End If
End Function

'
' カテゴリを取得する
'  カテゴリの文字列を添え字用数値に変換して返す
'
Function getCategory( ByVal row As Integer) As Integer
	Select Case tmpSheet.getCellByPosition( CATEGORY_COLUMN, row).String
	Case "１．ことば"
		getCategory = 0
	Case "２．かず"
		getCategory = 1
	Case "３．しぜん"
		getCategory = 2
	Case "４．よのなか"
		getCategory = 3
	Case "５．からだ"
		getCategory = 4
	Case "６．つくる"
		getCategory = 5
	Case "７．おと"
		getCategory = 6
	Case "８．こころ"
		getCategory = 7
	Case "９．くらし"
		getCategory = 8
	Case "１０．アート"
		getCategory = 9
	End Select
End Function

'
' 指定されたセルの文字列を分割して配列化する
'  配列を返す
'
Function getArray( ByVal column As Integer, ByVal row As Integer) As Variant
'	Dim a( 0) As Variant
	If tmpSheet.getCellByPosition( column, row).String &lt;&gt; BLANK Then
'		ReDim a( Ubound( Split( tmpSheet.getCellByPosition( column, row).String, delimiter))) As Variant
		getArray = Split( tmpSheet.getCellByPosition( column, row).String, delimiter)
		Exit Function
	End If
'	array( 0) = BLANK
	
	getArray = Array( BLANK)
End Function

Function addArray( stringArray As String) As Variant
	Redim Preserve stringArray( Ubound( stringArray) + 1)
	addArray = stringArray
End Function

Sub test
	Dim stringArray2( 2, 2) As Integer
	Erase stringArray2
	stringArray2( 1, 1) = 88
	Msgbox stringArray2( 0, 0)
	Dim stringArray1( 2) As Integer
	Erase stringArray1
	stringArray1( 1) = 88
	Msgbox stringArray1( 0)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reateTimeTab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